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36mm"/>
    </style:style>
    <style:style style:name="co2" style:family="table-column">
      <style:table-column-properties fo:break-before="auto" style:column-width="4.85mm"/>
    </style:style>
    <style:style style:name="co3" style:family="table-column">
      <style:table-column-properties fo:break-before="auto" style:column-width="9.05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34.18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21.4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35.3mm"/>
    </style:style>
    <style:style style:name="co12" style:family="table-column">
      <style:table-column-properties fo:break-before="auto" style:column-width="19.63mm"/>
    </style:style>
    <style:style style:name="co13" style:family="table-column">
      <style:table-column-properties fo:break-before="auto" style:column-width="13.46mm"/>
    </style:style>
    <style:style style:name="co14" style:family="table-column">
      <style:table-column-properties fo:break-before="auto" style:column-width="15.89mm"/>
    </style:style>
    <style:style style:name="co15" style:family="table-column">
      <style:table-column-properties fo:break-before="auto" style:column-width="21.18mm"/>
    </style:style>
    <style:style style:name="co16" style:family="table-column">
      <style:table-column-properties fo:break-before="auto" style:column-width="23.16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190.6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resultados.horizonte.no-concurso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7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Default"/>
        <table:table-column table:style-name="co17" table:default-cell-style-name="Default"/>
        <table:table-column table:style-name="co19" table:number-columns-repeated="10" table:default-cell-style-name="Default"/>
        <table:table-row table:style-name="ro1">
          <table:table-cell office:value-type="string" calcext:value-type="string">
            <text:p>Redondeo</text:p>
          </table:table-cell>
          <table:table-cell office:value-type="float" office:value="4" calcext:value-type="float">
            <text:p>4</text:p>
          </table:table-cell>
          <table:table-cell table:number-columns-repeated="44"/>
          <table:table-cell table:style-name="ce1" table:number-columns-repeated="2"/>
        </table:table-row>
        <table:table-row table:style-name="ro1">
          <table:table-cell office:value-type="string" calcext:value-type="string">
            <text:p>Horizonte 1</text:p>
          </table:table-cell>
          <table:table-cell table:number-columns-repeated="35"/>
          <table:table-cell table:formula="of:=CONCATENATE([.AL2];[.AM2];[.AN2];[.AO2];[.AR2];[.AS2];[.AT2];[.AU2];[.AV2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3:.AJ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631161" calcext:value-type="float">
            <text:p>0,6631161</text:p>
          </table:table-cell>
          <table:table-cell table:formula="of:=IF([.E3]=[.E7];CONCATENATE(&quot;\bf{$&quot;;ROUND([.E3];redondeo);&quot;$}&quot;);CONCATENATE(&quot;$&quot;;ROUND([.E3];redondeo);&quot;$&quot;))" office:value-type="string" office:string-value="$0,6631$" calcext:value-type="string">
            <text:p>$0,6631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7112" calcext:value-type="float">
            <text:p>28,57112</text:p>
          </table:table-cell>
          <table:table-cell table:formula="of:=IF([.H3]=[.H7];CONCATENATE(&quot;\bf{$&quot;;ROUND([.H3];redondeo);&quot;$}&quot;);CONCATENATE(&quot;$&quot;;ROUND([.H3];redondeo);&quot;$&quot;))" office:value-type="string" office:string-value="$28,5711$" calcext:value-type="string">
            <text:p>$28,571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5196" calcext:value-type="float">
            <text:p>5,345196</text:p>
          </table:table-cell>
          <table:table-cell table:formula="of:=IF([.K3]=[.K7];CONCATENATE(&quot;\bf{$&quot;;ROUND([.K3];redondeo);&quot;$}&quot;);CONCATENATE(&quot;$&quot;;ROUND([.K3];redondeo);&quot;$&quot;))" office:value-type="string" office:string-value="$5,3452$" calcext:value-type="string">
            <text:p>$5,3452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61057" calcext:value-type="float">
            <text:p>4,461057</text:p>
          </table:table-cell>
          <table:table-cell table:formula="of:=IF([.N3]=[.N7];CONCATENATE(&quot;\bf{$&quot;;ROUND([.N3];redondeo);&quot;$}&quot;);CONCATENATE(&quot;$&quot;;ROUND([.N3];redondeo);&quot;$&quot;))" office:value-type="string" office:string-value="$4,4611$" calcext:value-type="string">
            <text:p>$4,4611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317568" calcext:value-type="float">
            <text:p>8,317568</text:p>
          </table:table-cell>
          <table:table-cell table:formula="of:=IF([.Q3]=[.Q7];CONCATENATE(&quot;\bf{$&quot;;ROUND([.Q3];redondeo);&quot;$}&quot;);CONCATENATE(&quot;$&quot;;ROUND([.Q3];redondeo);&quot;$&quot;))" office:value-type="string" office:string-value="$8,3176$" calcext:value-type="string">
            <text:p>$8,317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3]=[.T7];CONCATENATE(&quot;\bf{$&quot;;ROUND([.T3];2);&quot;$}&quot;);CONCATENATE(&quot;$&quot;;ROUND([.T3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4.72257" calcext:value-type="float">
            <text:p>4,723</text:p>
          </table:table-cell>
          <table:table-cell table:formula="of:=IF([.W3]=[.W7];CONCATENATE(&quot;\bf{$&quot;;ROUND([.W3];redondeo);&quot;$}&quot;);CONCATENATE(&quot;$&quot;;ROUND([.W3];redondeo);&quot;$&quot;))" office:value-type="string" office:string-value="$4,7226$" calcext:value-type="string">
            <text:p>$4,7226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400933" calcext:value-type="float">
            <text:p>1,400933</text:p>
          </table:table-cell>
          <table:table-cell table:formula="of:=IF([.Z3]=[.Z7];CONCATENATE(&quot;\bf{$&quot;;ROUND([.Z3];redondeo);&quot;$}&quot;);CONCATENATE(&quot;$&quot;;ROUND([.Z3];redondeo);&quot;$&quot;))" office:value-type="string" office:string-value="$1,4009$" calcext:value-type="string">
            <text:p>$1,4009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11416" calcext:value-type="float">
            <text:p>50,11416</text:p>
          </table:table-cell>
          <table:table-cell table:formula="of:=IF([.AC3]=[.AC7];CONCATENATE(&quot;\bf{$&quot;;ROUND([.AC3];redondeo);&quot;$}&quot;);CONCATENATE(&quot;$&quot;;ROUND([.AC3];redondeo);&quot;$&quot;))" office:value-type="string" office:string-value="$50,1142$" calcext:value-type="string">
            <text:p>$50,1142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35728" calcext:value-type="float">
            <text:p>68,35728</text:p>
          </table:table-cell>
          <table:table-cell table:formula="of:=IF([.AF3]=[.AF7];CONCATENATE(&quot;\bf{$&quot;;ROUND([.AF3];redondeo);&quot;$}&quot;);CONCATENATE(&quot;$&quot;;ROUND([.AF3];redondeo);&quot;$&quot;))" office:value-type="string" office:string-value="$68,3573$" calcext:value-type="string">
            <text:p>$68,3573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9653" calcext:value-type="float">
            <text:p>54,39653</text:p>
          </table:table-cell>
          <table:table-cell table:formula="of:=IF([.AI3]=[.AI7];CONCATENATE(&quot;\bf{$&quot;;ROUND([.AI3];redondeo);&quot;$}&quot;);CONCATENATE(&quot;$&quot;;ROUND([.AI3];redondeo);&quot;$&quot;))" office:value-type="string" office:string-value="$54,3965$" calcext:value-type="string">
            <text:p>$54,3965$</text:p>
          </table:table-cell>
          <table:table-cell table:formula="of:=CONCATENATE([.AL3];[.AM3];[.AN3];[.AO3];[.AR3];[.AS3];[.AT3];[.AU3];[.AV3];&quot;\\&quot;)" office:value-type="string" office:string-value="$0,6631$ &amp; $28,5711$ &amp; $5,3452$ &amp; $4,4611$ &amp; $4,7226$ &amp; $1,4009$ &amp; $50,1142$ &amp; $68,3573$ &amp; $54,3965$ &amp; \\" calcext:value-type="string">
            <text:p>$0,6631$ &amp; $28,5711$ &amp; $5,3452$ &amp; $4,4611$ &amp; $4,7226$ &amp; $1,4009$ &amp; $50,1142$ &amp; $68,3573$ &amp; $54,3965$ &amp; \\</text:p>
          </table:table-cell>
          <table:table-cell table:formula="of:=CONCATENATE([.F3];&quot; &amp; &quot;)" office:value-type="string" office:string-value="$0,6631$ &amp; " calcext:value-type="string">
            <text:p>$0,6631$ &amp; </text:p>
          </table:table-cell>
          <table:table-cell table:formula="of:=CONCATENATE([.I3];&quot; &amp; &quot;)" office:value-type="string" office:string-value="$28,5711$ &amp; " calcext:value-type="string">
            <text:p>$28,5711$ &amp; </text:p>
          </table:table-cell>
          <table:table-cell table:formula="of:=CONCATENATE([.L3];&quot; &amp; &quot;)" office:value-type="string" office:string-value="$5,3452$ &amp; " calcext:value-type="string">
            <text:p>$5,3452$ &amp; </text:p>
          </table:table-cell>
          <table:table-cell table:formula="of:=CONCATENATE([.O3];&quot; &amp; &quot;)" office:value-type="string" office:string-value="$4,4611$ &amp; " calcext:value-type="string">
            <text:p>$4,4611$ &amp; </text:p>
          </table:table-cell>
          <table:table-cell table:formula="of:=CONCATENATE([.R3];&quot; &amp; &quot;)" office:value-type="string" office:string-value="$8,3176$ &amp; " calcext:value-type="string">
            <text:p>$8,3176$ &amp; </text:p>
          </table:table-cell>
          <table:table-cell table:formula="of:=CONCATENATE([.U3];&quot; &amp; &quot;)" office:value-type="string" office:string-value="\bf{$0$} &amp; " calcext:value-type="string">
            <text:p>\bf{$0$} &amp; </text:p>
          </table:table-cell>
          <table:table-cell table:formula="of:=CONCATENATE([.X3];&quot; &amp; &quot;)" office:value-type="string" office:string-value="$4,7226$ &amp; " calcext:value-type="string">
            <text:p>$4,7226$ &amp; </text:p>
          </table:table-cell>
          <table:table-cell table:formula="of:=CONCATENATE([.AA3];&quot; &amp; &quot;)" office:value-type="string" office:string-value="$1,4009$ &amp; " calcext:value-type="string">
            <text:p>$1,4009$ &amp; </text:p>
          </table:table-cell>
          <table:table-cell table:formula="of:=CONCATENATE([.AD3];&quot; &amp; &quot;)" office:value-type="string" office:string-value="$50,1142$ &amp; " calcext:value-type="string">
            <text:p>$50,1142$ &amp; </text:p>
          </table:table-cell>
          <table:table-cell table:formula="of:=CONCATENATE([.AG3];&quot; &amp; &quot;)" office:value-type="string" office:string-value="$68,3573$ &amp; " calcext:value-type="string">
            <text:p>$68,3573$ &amp; </text:p>
          </table:table-cell>
          <table:table-cell table:formula="of:=CONCATENATE([.AJ3];&quot; &amp; &quot;)" office:value-type="string" office:string-value="$54,3965$ &amp; " calcext:value-type="string">
            <text:p>$54,3965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4:.AJ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5878335" calcext:value-type="float">
            <text:p>0,005878335</text:p>
          </table:table-cell>
          <table:table-cell table:formula="of:=IF([.E4]=[.E7];CONCATENATE(&quot;\bf{$&quot;;ROUND([.E4];redondeo);&quot;$}&quot;);CONCATENATE(&quot;$&quot;;ROUND([.E4];redondeo);&quot;$&quot;))" office:value-type="string" office:string-value="$0,0059$" calcext:value-type="string">
            <text:p>$0,0059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1939" calcext:value-type="float">
            <text:p>13,01939</text:p>
          </table:table-cell>
          <table:table-cell table:formula="of:=IF([.H4]=[.H7];CONCATENATE(&quot;\bf{$&quot;;ROUND([.H4];redondeo);&quot;$}&quot;);CONCATENATE(&quot;$&quot;;ROUND([.H4];redondeo);&quot;$&quot;))" office:value-type="string" office:string-value="\bf{$13,0194$}" calcext:value-type="string">
            <text:p>\bf{$13,0194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08239" calcext:value-type="float">
            <text:p>3,608239</text:p>
          </table:table-cell>
          <table:table-cell table:formula="of:=IF([.K4]=[.K7];CONCATENATE(&quot;\bf{$&quot;;ROUND([.K4];redondeo);&quot;$}&quot;);CONCATENATE(&quot;$&quot;;ROUND([.K4];redondeo);&quot;$&quot;))" office:value-type="string" office:string-value="\bf{$3,6082$}" calcext:value-type="string">
            <text:p>\bf{$3,6082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0597" calcext:value-type="float">
            <text:p>2,710597</text:p>
          </table:table-cell>
          <table:table-cell table:formula="of:=IF([.N4]=[.N7];CONCATENATE(&quot;\bf{$&quot;;ROUND([.N4];redondeo);&quot;$}&quot;);CONCATENATE(&quot;$&quot;;ROUND([.N4];redondeo);&quot;$&quot;))" office:value-type="string" office:string-value="\bf{$2,7106$}" calcext:value-type="string">
            <text:p>\bf{$2,7106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0.01073" calcext:value-type="float">
            <text:p>-10,01073</text:p>
          </table:table-cell>
          <table:table-cell table:formula="of:=IF([.Q4]=[.Q7];CONCATENATE(&quot;\bf{$&quot;;ROUND([.Q4];redondeo);&quot;$}&quot;);CONCATENATE(&quot;$&quot;;ROUND([.Q4];redondeo);&quot;$&quot;))" office:value-type="string" office:string-value="\bf{$-10,0107$}" calcext:value-type="string">
            <text:p>\bf{$-10,0107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4]=[.T7];CONCATENATE(&quot;\bf{$&quot;;ROUND([.T4];2);&quot;$}&quot;);CONCATENATE(&quot;$&quot;;ROUND([.T4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12787" calcext:value-type="float">
            <text:p>1,013</text:p>
          </table:table-cell>
          <table:table-cell table:formula="of:=IF([.W4]=[.W7];CONCATENATE(&quot;\bf{$&quot;;ROUND([.W4];redondeo);&quot;$}&quot;);CONCATENATE(&quot;$&quot;;ROUND([.W4];redondeo);&quot;$&quot;))" office:value-type="string" office:string-value="\bf{$1,0128$}" calcext:value-type="string">
            <text:p>\bf{$1,0128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2252" calcext:value-type="float">
            <text:p>0,8512252</text:p>
          </table:table-cell>
          <table:table-cell table:formula="of:=IF([.Z4]=[.Z7];CONCATENATE(&quot;\bf{$&quot;;ROUND([.Z4];redondeo);&quot;$}&quot;);CONCATENATE(&quot;$&quot;;ROUND([.Z4];redondeo);&quot;$&quot;))" office:value-type="string" office:string-value="\bf{$0,8512$}" calcext:value-type="string">
            <text:p>\bf{$0,8512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4657" calcext:value-type="float">
            <text:p>35,04657</text:p>
          </table:table-cell>
          <table:table-cell table:formula="of:=IF([.AC4]=[.AC7];CONCATENATE(&quot;\bf{$&quot;;ROUND([.AC4];redondeo);&quot;$}&quot;);CONCATENATE(&quot;$&quot;;ROUND([.AC4];redondeo);&quot;$&quot;))" office:value-type="string" office:string-value="$35,0466$" calcext:value-type="string">
            <text:p>$35,0466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8147" calcext:value-type="float">
            <text:p>49,8147</text:p>
          </table:table-cell>
          <table:table-cell table:formula="of:=IF([.AF4]=[.AF7];CONCATENATE(&quot;\bf{$&quot;;ROUND([.AF4];redondeo);&quot;$}&quot;);CONCATENATE(&quot;$&quot;;ROUND([.AF4];redondeo);&quot;$&quot;))" office:value-type="string" office:string-value="$49,8147$" calcext:value-type="string">
            <text:p>$49,8147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454" calcext:value-type="float">
            <text:p>36,2454</text:p>
          </table:table-cell>
          <table:table-cell table:formula="of:=IF([.AI4]=[.AI7];CONCATENATE(&quot;\bf{$&quot;;ROUND([.AI4];redondeo);&quot;$}&quot;);CONCATENATE(&quot;$&quot;;ROUND([.AI4];redondeo);&quot;$&quot;))" office:value-type="string" office:string-value="$36,2454$" calcext:value-type="string">
            <text:p>$36,2454$</text:p>
          </table:table-cell>
          <table:table-cell table:formula="of:=CONCATENATE([.AL4];[.AM4];[.AN4];[.AO4];[.AR4];[.AS4];[.AT4];[.AU4];[.AV4];&quot;\\&quot;)" office:value-type="string" office:string-value="$0,0059$ &amp; \bf{$13,0194$} &amp; \bf{$3,6082$} &amp; \bf{$2,7106$} &amp; \bf{$1,0128$} &amp; \bf{$0,8512$} &amp; $35,0466$ &amp; $49,8147$ &amp; $36,2454$ &amp; \\" calcext:value-type="string">
            <text:p>$0,0059$ &amp; \bf{$13,0194$} &amp; \bf{$3,6082$} &amp; \bf{$2,7106$} &amp; \bf{$1,0128$} &amp; \bf{$0,8512$} &amp; $35,0466$ &amp; $49,8147$ &amp; $36,2454$ &amp; \\</text:p>
          </table:table-cell>
          <table:table-cell table:formula="of:=CONCATENATE([.F4];&quot; &amp; &quot;)" office:value-type="string" office:string-value="$0,0059$ &amp; " calcext:value-type="string">
            <text:p>$0,0059$ &amp; </text:p>
          </table:table-cell>
          <table:table-cell table:formula="of:=CONCATENATE([.I4];&quot; &amp; &quot;)" office:value-type="string" office:string-value="\bf{$13,0194$} &amp; " calcext:value-type="string">
            <text:p>\bf{$13,0194$} &amp; </text:p>
          </table:table-cell>
          <table:table-cell table:formula="of:=CONCATENATE([.L4];&quot; &amp; &quot;)" office:value-type="string" office:string-value="\bf{$3,6082$} &amp; " calcext:value-type="string">
            <text:p>\bf{$3,6082$} &amp; </text:p>
          </table:table-cell>
          <table:table-cell table:formula="of:=CONCATENATE([.O4];&quot; &amp; &quot;)" office:value-type="string" office:string-value="\bf{$2,7106$} &amp; " calcext:value-type="string">
            <text:p>\bf{$2,7106$} &amp; </text:p>
          </table:table-cell>
          <table:table-cell table:formula="of:=CONCATENATE([.R4];&quot; &amp; &quot;)" office:value-type="string" office:string-value="\bf{$-10,0107$} &amp; " calcext:value-type="string">
            <text:p>\bf{$-10,0107$} &amp; </text:p>
          </table:table-cell>
          <table:table-cell table:formula="of:=CONCATENATE([.U4];&quot; &amp; &quot;)" office:value-type="string" office:string-value="\bf{$0$} &amp; " calcext:value-type="string">
            <text:p>\bf{$0$} &amp; </text:p>
          </table:table-cell>
          <table:table-cell table:formula="of:=CONCATENATE([.X4];&quot; &amp; &quot;)" office:value-type="string" office:string-value="\bf{$1,0128$} &amp; " calcext:value-type="string">
            <text:p>\bf{$1,0128$} &amp; </text:p>
          </table:table-cell>
          <table:table-cell table:formula="of:=CONCATENATE([.AA4];&quot; &amp; &quot;)" office:value-type="string" office:string-value="\bf{$0,8512$} &amp; " calcext:value-type="string">
            <text:p>\bf{$0,8512$} &amp; </text:p>
          </table:table-cell>
          <table:table-cell table:formula="of:=CONCATENATE([.AD4];&quot; &amp; &quot;)" office:value-type="string" office:string-value="$35,0466$ &amp; " calcext:value-type="string">
            <text:p>$35,0466$ &amp; </text:p>
          </table:table-cell>
          <table:table-cell table:formula="of:=CONCATENATE([.AG4];&quot; &amp; &quot;)" office:value-type="string" office:string-value="$49,8147$ &amp; " calcext:value-type="string">
            <text:p>$49,8147$ &amp; </text:p>
          </table:table-cell>
          <table:table-cell table:formula="of:=CONCATENATE([.AJ4];&quot; &amp; &quot;)" office:value-type="string" office:string-value="$36,2454$ &amp; " calcext:value-type="string">
            <text:p>$36,2454$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5:.AJ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4298966" calcext:value-type="float">
            <text:p>0,004298966</text:p>
          </table:table-cell>
          <table:table-cell table:formula="of:=IF([.E5]=[.E7];CONCATENATE(&quot;\bf{$&quot;;ROUND([.E5];redondeo);&quot;$}&quot;);CONCATENATE(&quot;$&quot;;ROUND([.E5];redondeo);&quot;$&quot;))" office:value-type="string" office:string-value="$0,0043$" calcext:value-type="string">
            <text:p>$0,00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27751" calcext:value-type="float">
            <text:p>13,27751</text:p>
          </table:table-cell>
          <table:table-cell table:formula="of:=IF([.H5]=[.H7];CONCATENATE(&quot;\bf{$&quot;;ROUND([.H5];redondeo);&quot;$}&quot;);CONCATENATE(&quot;$&quot;;ROUND([.H5];redondeo);&quot;$&quot;))" office:value-type="string" office:string-value="$13,2775$" calcext:value-type="string">
            <text:p>$13,277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43831" calcext:value-type="float">
            <text:p>3,643831</text:p>
          </table:table-cell>
          <table:table-cell table:formula="of:=IF([.K5]=[.K7];CONCATENATE(&quot;\bf{$&quot;;ROUND([.K5];redondeo);&quot;$}&quot;);CONCATENATE(&quot;$&quot;;ROUND([.K5];redondeo);&quot;$&quot;))" office:value-type="string" office:string-value="$3,6438$" calcext:value-type="string">
            <text:p>$3,6438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40854" calcext:value-type="float">
            <text:p>2,740854</text:p>
          </table:table-cell>
          <table:table-cell table:formula="of:=IF([.N5]=[.N7];CONCATENATE(&quot;\bf{$&quot;;ROUND([.N5];redondeo);&quot;$}&quot;);CONCATENATE(&quot;$&quot;;ROUND([.N5];redondeo);&quot;$&quot;))" office:value-type="string" office:string-value="$2,7409$" calcext:value-type="string">
            <text:p>$2,7409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250633" calcext:value-type="float">
            <text:p>-7,250633</text:p>
          </table:table-cell>
          <table:table-cell table:formula="of:=IF([.Q5]=[.Q7];CONCATENATE(&quot;\bf{$&quot;;ROUND([.Q5];redondeo);&quot;$}&quot;);CONCATENATE(&quot;$&quot;;ROUND([.Q5];redondeo);&quot;$&quot;))" office:value-type="string" office:string-value="$-7,2506$" calcext:value-type="string">
            <text:p>$-7,250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5]=[.T7];CONCATENATE(&quot;\bf{$&quot;;ROUND([.T5];2);&quot;$}&quot;);CONCATENATE(&quot;$&quot;;ROUND([.T5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82245" calcext:value-type="float">
            <text:p>1,082</text:p>
          </table:table-cell>
          <table:table-cell table:formula="of:=IF([.W5]=[.W7];CONCATENATE(&quot;\bf{$&quot;;ROUND([.W5];redondeo);&quot;$}&quot;);CONCATENATE(&quot;$&quot;;ROUND([.W5];redondeo);&quot;$&quot;))" office:value-type="string" office:string-value="$1,0822$" calcext:value-type="string">
            <text:p>$1,0822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07268" calcext:value-type="float">
            <text:p>0,8607268</text:p>
          </table:table-cell>
          <table:table-cell table:formula="of:=IF([.Z5]=[.Z7];CONCATENATE(&quot;\bf{$&quot;;ROUND([.Z5];redondeo);&quot;$}&quot;);CONCATENATE(&quot;$&quot;;ROUND([.Z5];redondeo);&quot;$&quot;))" office:value-type="string" office:string-value="$0,8607$" calcext:value-type="string">
            <text:p>$0,8607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3.55129" calcext:value-type="float">
            <text:p>33,55129</text:p>
          </table:table-cell>
          <table:table-cell table:formula="of:=IF([.AC5]=[.AC7];CONCATENATE(&quot;\bf{$&quot;;ROUND([.AC5];redondeo);&quot;$}&quot;);CONCATENATE(&quot;$&quot;;ROUND([.AC5];redondeo);&quot;$&quot;))" office:value-type="string" office:string-value="\bf{$33,5513$}" calcext:value-type="string">
            <text:p>\bf{$33,551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78823" calcext:value-type="float">
            <text:p>49,78823</text:p>
          </table:table-cell>
          <table:table-cell table:formula="of:=IF([.AF5]=[.AF7];CONCATENATE(&quot;\bf{$&quot;;ROUND([.AF5];redondeo);&quot;$}&quot;);CONCATENATE(&quot;$&quot;;ROUND([.AF5];redondeo);&quot;$&quot;))" office:value-type="string" office:string-value="$49,7882$" calcext:value-type="string">
            <text:p>$49,7882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25121" calcext:value-type="float">
            <text:p>35,25121</text:p>
          </table:table-cell>
          <table:table-cell table:formula="of:=IF([.AI5]=[.AI7];CONCATENATE(&quot;\bf{$&quot;;ROUND([.AI5];redondeo);&quot;$}&quot;);CONCATENATE(&quot;$&quot;;ROUND([.AI5];redondeo);&quot;$&quot;))" office:value-type="string" office:string-value="\bf{$35,2512$}" calcext:value-type="string">
            <text:p>\bf{$35,2512$}</text:p>
          </table:table-cell>
          <table:table-cell table:formula="of:=CONCATENATE([.AL5];[.AM5];[.AN5];[.AO5];[.AR5];[.AS5];[.AT5];[.AU5];[.AV5];&quot;\\&quot;)" office:value-type="string" office:string-value="$0,0043$ &amp; $13,2775$ &amp; $3,6438$ &amp; $2,7409$ &amp; $1,0822$ &amp; $0,8607$ &amp; \bf{$33,5513$} &amp; $49,7882$ &amp; \bf{$35,2512$} &amp; \\" calcext:value-type="string">
            <text:p>$0,0043$ &amp; $13,2775$ &amp; $3,6438$ &amp; $2,7409$ &amp; $1,0822$ &amp; $0,8607$ &amp; \bf{$33,5513$} &amp; $49,7882$ &amp; \bf{$35,2512$} &amp; \\</text:p>
          </table:table-cell>
          <table:table-cell table:formula="of:=CONCATENATE([.F5];&quot; &amp; &quot;)" office:value-type="string" office:string-value="$0,0043$ &amp; " calcext:value-type="string">
            <text:p>$0,0043$ &amp; </text:p>
          </table:table-cell>
          <table:table-cell table:formula="of:=CONCATENATE([.I5];&quot; &amp; &quot;)" office:value-type="string" office:string-value="$13,2775$ &amp; " calcext:value-type="string">
            <text:p>$13,2775$ &amp; </text:p>
          </table:table-cell>
          <table:table-cell table:formula="of:=CONCATENATE([.L5];&quot; &amp; &quot;)" office:value-type="string" office:string-value="$3,6438$ &amp; " calcext:value-type="string">
            <text:p>$3,6438$ &amp; </text:p>
          </table:table-cell>
          <table:table-cell table:formula="of:=CONCATENATE([.O5];&quot; &amp; &quot;)" office:value-type="string" office:string-value="$2,7409$ &amp; " calcext:value-type="string">
            <text:p>$2,7409$ &amp; </text:p>
          </table:table-cell>
          <table:table-cell table:formula="of:=CONCATENATE([.R5];&quot; &amp; &quot;)" office:value-type="string" office:string-value="$-7,2506$ &amp; " calcext:value-type="string">
            <text:p>$-7,2506$ &amp; </text:p>
          </table:table-cell>
          <table:table-cell table:formula="of:=CONCATENATE([.U5];&quot; &amp; &quot;)" office:value-type="string" office:string-value="\bf{$0$} &amp; " calcext:value-type="string">
            <text:p>\bf{$0$} &amp; </text:p>
          </table:table-cell>
          <table:table-cell table:formula="of:=CONCATENATE([.X5];&quot; &amp; &quot;)" office:value-type="string" office:string-value="$1,0822$ &amp; " calcext:value-type="string">
            <text:p>$1,0822$ &amp; </text:p>
          </table:table-cell>
          <table:table-cell table:formula="of:=CONCATENATE([.AA5];&quot; &amp; &quot;)" office:value-type="string" office:string-value="$0,8607$ &amp; " calcext:value-type="string">
            <text:p>$0,8607$ &amp; </text:p>
          </table:table-cell>
          <table:table-cell table:formula="of:=CONCATENATE([.AD5];&quot; &amp; &quot;)" office:value-type="string" office:string-value="\bf{$33,5513$} &amp; " calcext:value-type="string">
            <text:p>\bf{$33,5513$} &amp; </text:p>
          </table:table-cell>
          <table:table-cell table:formula="of:=CONCATENATE([.AG5];&quot; &amp; &quot;)" office:value-type="string" office:string-value="$49,7882$ &amp; " calcext:value-type="string">
            <text:p>$49,7882$ &amp; </text:p>
          </table:table-cell>
          <table:table-cell table:formula="of:=CONCATENATE([.AJ5];&quot; &amp; &quot;)" office:value-type="string" office:string-value="\bf{$35,2512$} &amp; " calcext:value-type="string">
            <text:p>\bf{$35,2512$}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6:.AJ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340439" calcext:value-type="float">
            <text:p>0,00340439</text:p>
          </table:table-cell>
          <table:table-cell table:formula="of:=IF([.E6]=[.E7];CONCATENATE(&quot;\bf{$&quot;;ROUND([.E6];redondeo);&quot;$}&quot;);CONCATENATE(&quot;$&quot;;ROUND([.E6];redondeo);&quot;$&quot;))" office:value-type="string" office:string-value="\bf{$0,0034$}" calcext:value-type="string">
            <text:p>\bf{$0,0034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4211" calcext:value-type="float">
            <text:p>13,04211</text:p>
          </table:table-cell>
          <table:table-cell table:formula="of:=IF([.H6]=[.H7];CONCATENATE(&quot;\bf{$&quot;;ROUND([.H6];redondeo);&quot;$}&quot;);CONCATENATE(&quot;$&quot;;ROUND([.H6];redondeo);&quot;$&quot;))" office:value-type="string" office:string-value="$13,0421$" calcext:value-type="string">
            <text:p>$13,042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1386" calcext:value-type="float">
            <text:p>3,611386</text:p>
          </table:table-cell>
          <table:table-cell table:formula="of:=IF([.K6]=[.K7];CONCATENATE(&quot;\bf{$&quot;;ROUND([.K6];redondeo);&quot;$}&quot;);CONCATENATE(&quot;$&quot;;ROUND([.K6];redondeo);&quot;$&quot;))" office:value-type="string" office:string-value="$3,6114$" calcext:value-type="string">
            <text:p>$3,6114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261" calcext:value-type="float">
            <text:p>2,71261</text:p>
          </table:table-cell>
          <table:table-cell table:formula="of:=IF([.N6]=[.N7];CONCATENATE(&quot;\bf{$&quot;;ROUND([.N6];redondeo);&quot;$}&quot;);CONCATENATE(&quot;$&quot;;ROUND([.N6];redondeo);&quot;$&quot;))" office:value-type="string" office:string-value="$2,7126$" calcext:value-type="string">
            <text:p>$2,7126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560429" calcext:value-type="float">
            <text:p>-7,560429</text:p>
          </table:table-cell>
          <table:table-cell table:formula="of:=IF([.Q6]=[.Q7];CONCATENATE(&quot;\bf{$&quot;;ROUND([.Q6];redondeo);&quot;$}&quot;);CONCATENATE(&quot;$&quot;;ROUND([.Q6];redondeo);&quot;$&quot;))" office:value-type="string" office:string-value="$-7,5604$" calcext:value-type="string">
            <text:p>$-7,560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6]=[.T7];CONCATENATE(&quot;\bf{$&quot;;ROUND([.T6];2);&quot;$}&quot;);CONCATENATE(&quot;$&quot;;ROUND([.T6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5992" calcext:value-type="float">
            <text:p>1,060</text:p>
          </table:table-cell>
          <table:table-cell table:formula="of:=IF([.W6]=[.W7];CONCATENATE(&quot;\bf{$&quot;;ROUND([.W6];redondeo);&quot;$}&quot;);CONCATENATE(&quot;$&quot;;ROUND([.W6];redondeo);&quot;$&quot;))" office:value-type="string" office:string-value="$1,0599$" calcext:value-type="string">
            <text:p>$1,059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8572" calcext:value-type="float">
            <text:p>0,8518572</text:p>
          </table:table-cell>
          <table:table-cell table:formula="of:=IF([.Z6]=[.Z7];CONCATENATE(&quot;\bf{$&quot;;ROUND([.Z6];redondeo);&quot;$}&quot;);CONCATENATE(&quot;$&quot;;ROUND([.Z6];redondeo);&quot;$&quot;))" office:value-type="string" office:string-value="$0,8519$" calcext:value-type="string">
            <text:p>$0,8519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7891" calcext:value-type="float">
            <text:p>35,07891</text:p>
          </table:table-cell>
          <table:table-cell table:formula="of:=IF([.AC6]=[.AC7];CONCATENATE(&quot;\bf{$&quot;;ROUND([.AC6];redondeo);&quot;$}&quot;);CONCATENATE(&quot;$&quot;;ROUND([.AC6];redondeo);&quot;$&quot;))" office:value-type="string" office:string-value="$35,0789$" calcext:value-type="string">
            <text:p>$35,0789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5471" calcext:value-type="float">
            <text:p>49,5471</text:p>
          </table:table-cell>
          <table:table-cell table:formula="of:=IF([.AF6]=[.AF7];CONCATENATE(&quot;\bf{$&quot;;ROUND([.AF6];redondeo);&quot;$}&quot;);CONCATENATE(&quot;$&quot;;ROUND([.AF6];redondeo);&quot;$&quot;))" office:value-type="string" office:string-value="\bf{$49,5471$}" calcext:value-type="string">
            <text:p>\bf{$49,5471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9935" calcext:value-type="float">
            <text:p>36,29935</text:p>
          </table:table-cell>
          <table:table-cell table:formula="of:=IF([.AI6]=[.AI7];CONCATENATE(&quot;\bf{$&quot;;ROUND([.AI6];redondeo);&quot;$}&quot;);CONCATENATE(&quot;$&quot;;ROUND([.AI6];redondeo);&quot;$&quot;))" office:value-type="string" office:string-value="$36,2994$" calcext:value-type="string">
            <text:p>$36,2994$</text:p>
          </table:table-cell>
          <table:table-cell table:formula="of:=CONCATENATE([.AL6];[.AM6];[.AN6];[.AO6];[.AR6];[.AS6];[.AT6];[.AU6];[.AV6];&quot;\\&quot;)" office:value-type="string" office:string-value="\bf{$0,0034$} &amp; $13,0421$ &amp; $3,6114$ &amp; $2,7126$ &amp; $1,0599$ &amp; $0,8519$ &amp; $35,0789$ &amp; \bf{$49,5471$} &amp; $36,2994$ &amp; \\" calcext:value-type="string">
            <text:p>\bf{$0,0034$} &amp; $13,0421$ &amp; $3,6114$ &amp; $2,7126$ &amp; $1,0599$ &amp; $0,8519$ &amp; $35,0789$ &amp; \bf{$49,5471$} &amp; $36,2994$ &amp; \\</text:p>
          </table:table-cell>
          <table:table-cell table:formula="of:=CONCATENATE([.F6];&quot; &amp; &quot;)" office:value-type="string" office:string-value="\bf{$0,0034$} &amp; " calcext:value-type="string">
            <text:p>\bf{$0,0034$} &amp; </text:p>
          </table:table-cell>
          <table:table-cell table:formula="of:=CONCATENATE([.I6];&quot; &amp; &quot;)" office:value-type="string" office:string-value="$13,0421$ &amp; " calcext:value-type="string">
            <text:p>$13,0421$ &amp; </text:p>
          </table:table-cell>
          <table:table-cell table:formula="of:=CONCATENATE([.L6];&quot; &amp; &quot;)" office:value-type="string" office:string-value="$3,6114$ &amp; " calcext:value-type="string">
            <text:p>$3,6114$ &amp; </text:p>
          </table:table-cell>
          <table:table-cell table:formula="of:=CONCATENATE([.O6];&quot; &amp; &quot;)" office:value-type="string" office:string-value="$2,7126$ &amp; " calcext:value-type="string">
            <text:p>$2,7126$ &amp; </text:p>
          </table:table-cell>
          <table:table-cell table:formula="of:=CONCATENATE([.R6];&quot; &amp; &quot;)" office:value-type="string" office:string-value="$-7,5604$ &amp; " calcext:value-type="string">
            <text:p>$-7,5604$ &amp; </text:p>
          </table:table-cell>
          <table:table-cell table:formula="of:=CONCATENATE([.U6];&quot; &amp; &quot;)" office:value-type="string" office:string-value="\bf{$0$} &amp; " calcext:value-type="string">
            <text:p>\bf{$0$} &amp; </text:p>
          </table:table-cell>
          <table:table-cell table:formula="of:=CONCATENATE([.X6];&quot; &amp; &quot;)" office:value-type="string" office:string-value="$1,0599$ &amp; " calcext:value-type="string">
            <text:p>$1,0599$ &amp; </text:p>
          </table:table-cell>
          <table:table-cell table:formula="of:=CONCATENATE([.AA6];&quot; &amp; &quot;)" office:value-type="string" office:string-value="$0,8519$ &amp; " calcext:value-type="string">
            <text:p>$0,8519$ &amp; </text:p>
          </table:table-cell>
          <table:table-cell table:formula="of:=CONCATENATE([.AD6];&quot; &amp; &quot;)" office:value-type="string" office:string-value="$35,0789$ &amp; " calcext:value-type="string">
            <text:p>$35,0789$ &amp; </text:p>
          </table:table-cell>
          <table:table-cell table:formula="of:=CONCATENATE([.AG6];&quot; &amp; &quot;)" office:value-type="string" office:string-value="\bf{$49,5471$} &amp; " calcext:value-type="string">
            <text:p>\bf{$49,5471$} &amp; </text:p>
          </table:table-cell>
          <table:table-cell table:formula="of:=CONCATENATE([.AJ6];&quot; &amp; &quot;)" office:value-type="string" office:string-value="$36,2994$ &amp; " calcext:value-type="string">
            <text:p>$36,2994$ &amp; </text:p>
          </table:table-cell>
        </table:table-row>
        <table:table-row table:style-name="ro1">
          <table:table-cell table:number-columns-repeated="4"/>
          <table:table-cell table:style-name="Default" table:formula="of:=MIN([.E3:.E6])" office:value-type="float" office:value="0.00340439" calcext:value-type="float">
            <text:p>0,00340439</text:p>
          </table:table-cell>
          <table:table-cell table:number-columns-repeated="2"/>
          <table:table-cell table:style-name="Default" table:formula="of:=MIN([.H3:.H6])" office:value-type="float" office:value="13.01939" calcext:value-type="float">
            <text:p>13,01939</text:p>
          </table:table-cell>
          <table:table-cell table:number-columns-repeated="2"/>
          <table:table-cell table:style-name="Default" table:formula="of:=MIN([.K3:.K6])" office:value-type="float" office:value="3.608239" calcext:value-type="float">
            <text:p>3,608239</text:p>
          </table:table-cell>
          <table:table-cell table:number-columns-repeated="2"/>
          <table:table-cell table:style-name="Default" table:formula="of:=MIN([.N3:.N6])" office:value-type="float" office:value="2.710597" calcext:value-type="float">
            <text:p>2,710597</text:p>
          </table:table-cell>
          <table:table-cell table:number-columns-repeated="2"/>
          <table:table-cell table:style-name="Default" table:formula="of:=MIN([.Q3:.Q6])" office:value-type="float" office:value="-10.01073" calcext:value-type="float">
            <text:p>-10,01073</text:p>
          </table:table-cell>
          <table:table-cell table:number-columns-repeated="2"/>
          <table:table-cell table:style-name="Default" table:formula="of:=MIN([.T3:.T6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3:.W6])" office:value-type="float" office:value="1.012787" calcext:value-type="float">
            <text:p>1,012787</text:p>
          </table:table-cell>
          <table:table-cell table:number-columns-repeated="2"/>
          <table:table-cell table:style-name="Default" table:formula="of:=MIN([.Z3:.Z6])" office:value-type="float" office:value="0.8512252" calcext:value-type="float">
            <text:p>0,8512252</text:p>
          </table:table-cell>
          <table:table-cell table:number-columns-repeated="2"/>
          <table:table-cell table:style-name="Default" table:formula="of:=MIN([.AC3:.AC6])" office:value-type="float" office:value="33.55129" calcext:value-type="float">
            <text:p>33,55129</text:p>
          </table:table-cell>
          <table:table-cell table:number-columns-repeated="2"/>
          <table:table-cell table:style-name="Default" table:formula="of:=MIN([.AF3:.AF6])" office:value-type="float" office:value="49.5471" calcext:value-type="float">
            <text:p>49,5471</text:p>
          </table:table-cell>
          <table:table-cell table:number-columns-repeated="2"/>
          <table:table-cell table:style-name="Default" table:formula="of:=MIN([.AI3:.AI6])" office:value-type="float" office:value="35.25121" calcext:value-type="float">
            <text:p>35,25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8];[.AM8];[.AN8];[.AO8];[.AR8];[.AS8];[.AT8];[.AU8];[.AV8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9:.AJ9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51957" calcext:value-type="float">
            <text:p>0,651957</text:p>
          </table:table-cell>
          <table:table-cell table:formula="of:=IF([.E9]=[.E13];CONCATENATE(&quot;\bf{$&quot;;ROUND([.E9];redondeo);&quot;$}&quot;);CONCATENATE(&quot;$&quot;;ROUND([.E9];redondeo);&quot;$&quot;))" office:value-type="string" office:string-value="$0,652$" calcext:value-type="string">
            <text:p>$0,652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3364" calcext:value-type="float">
            <text:p>28,53364</text:p>
          </table:table-cell>
          <table:table-cell table:formula="of:=IF([.H9]=[.H13];CONCATENATE(&quot;\bf{$&quot;;ROUND([.H9];redondeo);&quot;$}&quot;);CONCATENATE(&quot;$&quot;;ROUND([.H9];redondeo);&quot;$&quot;))" office:value-type="string" office:string-value="$28,5336$" calcext:value-type="string">
            <text:p>$28,5336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1689" calcext:value-type="float">
            <text:p>5,341689</text:p>
          </table:table-cell>
          <table:table-cell table:formula="of:=IF([.K9]=[.K13];CONCATENATE(&quot;\bf{$&quot;;ROUND([.K9];redondeo);&quot;$}&quot;);CONCATENATE(&quot;$&quot;;ROUND([.K9];redondeo);&quot;$&quot;))" office:value-type="string" office:string-value="$5,3417$" calcext:value-type="string">
            <text:p>$5,3417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6503" calcext:value-type="float">
            <text:p>4,456503</text:p>
          </table:table-cell>
          <table:table-cell table:formula="of:=IF([.N9]=[.N13];CONCATENATE(&quot;\bf{$&quot;;ROUND([.N9];redondeo);&quot;$}&quot;);CONCATENATE(&quot;$&quot;;ROUND([.N9];redondeo);&quot;$&quot;))" office:value-type="string" office:string-value="$4,4565$" calcext:value-type="string">
            <text:p>$4,4565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179645" calcext:value-type="float">
            <text:p>8,179645</text:p>
          </table:table-cell>
          <table:table-cell table:formula="of:=IF([.Q9]=[.Q13];CONCATENATE(&quot;\bf{$&quot;;ROUND([.Q9];redondeo);&quot;$}&quot;);CONCATENATE(&quot;$&quot;;ROUND([.Q9];redondeo);&quot;$&quot;))" office:value-type="string" office:string-value="$8,1796$" calcext:value-type="string">
            <text:p>$8,179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9]=[.T14];CONCATENATE(&quot;\bf{$&quot;;ROUND([.T9];2);&quot;$}&quot;);CONCATENATE(&quot;$&quot;;ROUND([.T9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336426" calcext:value-type="float">
            <text:p>5,336</text:p>
          </table:table-cell>
          <table:table-cell table:formula="of:=IF([.W9]=[.W13];CONCATENATE(&quot;\bf{$&quot;;ROUND([.W9];redondeo);&quot;$}&quot;);CONCATENATE(&quot;$&quot;;ROUND([.W9];redondeo);&quot;$&quot;))" office:value-type="string" office:string-value="$5,3364$" calcext:value-type="string">
            <text:p>$5,336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8596" calcext:value-type="float">
            <text:p>1,398596</text:p>
          </table:table-cell>
          <table:table-cell table:formula="of:=IF([.Z9]=[.Z13];CONCATENATE(&quot;\bf{$&quot;;ROUND([.Z9];redondeo);&quot;$}&quot;);CONCATENATE(&quot;$&quot;;ROUND([.Z9];redondeo);&quot;$&quot;))" office:value-type="string" office:string-value="$1,3986$" calcext:value-type="string">
            <text:p>$1,3986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11048" calcext:value-type="float">
            <text:p>50,11048</text:p>
          </table:table-cell>
          <table:table-cell table:formula="of:=IF([.AC9]=[.AC13];CONCATENATE(&quot;\bf{$&quot;;ROUND([.AC9];redondeo);&quot;$}&quot;);CONCATENATE(&quot;$&quot;;ROUND([.AC9];redondeo);&quot;$&quot;))" office:value-type="string" office:string-value="$50,1105$" calcext:value-type="string">
            <text:p>$50,1105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20495" calcext:value-type="float">
            <text:p>68,20495</text:p>
          </table:table-cell>
          <table:table-cell table:formula="of:=IF([.AF9]=[.AF13];CONCATENATE(&quot;\bf{$&quot;;ROUND([.AF9];redondeo);&quot;$}&quot;);CONCATENATE(&quot;$&quot;;ROUND([.AF9];redondeo);&quot;$&quot;))" office:value-type="string" office:string-value="$68,205$" calcext:value-type="string">
            <text:p>$68,205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7077" calcext:value-type="float">
            <text:p>54,37077</text:p>
          </table:table-cell>
          <table:table-cell table:formula="of:=IF([.AI9]=[.AI13];CONCATENATE(&quot;\bf{$&quot;;ROUND([.AI9];redondeo);&quot;$}&quot;);CONCATENATE(&quot;$&quot;;ROUND([.AI9];redondeo);&quot;$&quot;))" office:value-type="string" office:string-value="$54,3708$" calcext:value-type="string">
            <text:p>$54,3708$</text:p>
          </table:table-cell>
          <table:table-cell table:formula="of:=CONCATENATE([.AL9];[.AM9];[.AN9];[.AO9];[.AR9];[.AS9];[.AT9];[.AU9];[.AV9];&quot;\\&quot;)" office:value-type="string" office:string-value="$0,652$ &amp; $28,5336$ &amp; $5,3417$ &amp; $4,4565$ &amp; $5,3364$ &amp; $1,3986$ &amp; $50,1105$ &amp; $68,205$ &amp; $54,3708$ &amp; \\" calcext:value-type="string">
            <text:p>$0,652$ &amp; $28,5336$ &amp; $5,3417$ &amp; $4,4565$ &amp; $5,3364$ &amp; $1,3986$ &amp; $50,1105$ &amp; $68,205$ &amp; $54,3708$ &amp; \\</text:p>
          </table:table-cell>
          <table:table-cell table:formula="of:=CONCATENATE([.F9];&quot; &amp; &quot;)" office:value-type="string" office:string-value="$0,652$ &amp; " calcext:value-type="string">
            <text:p>$0,652$ &amp; </text:p>
          </table:table-cell>
          <table:table-cell table:formula="of:=CONCATENATE([.I9];&quot; &amp; &quot;)" office:value-type="string" office:string-value="$28,5336$ &amp; " calcext:value-type="string">
            <text:p>$28,5336$ &amp; </text:p>
          </table:table-cell>
          <table:table-cell table:formula="of:=CONCATENATE([.L9];&quot; &amp; &quot;)" office:value-type="string" office:string-value="$5,3417$ &amp; " calcext:value-type="string">
            <text:p>$5,3417$ &amp; </text:p>
          </table:table-cell>
          <table:table-cell table:formula="of:=CONCATENATE([.O9];&quot; &amp; &quot;)" office:value-type="string" office:string-value="$4,4565$ &amp; " calcext:value-type="string">
            <text:p>$4,4565$ &amp; </text:p>
          </table:table-cell>
          <table:table-cell table:formula="of:=CONCATENATE([.R9];&quot; &amp; &quot;)" office:value-type="string" office:string-value="$8,1796$ &amp; " calcext:value-type="string">
            <text:p>$8,1796$ &amp; </text:p>
          </table:table-cell>
          <table:table-cell table:formula="of:=CONCATENATE([.U9];&quot; &amp; &quot;)" office:value-type="string" office:string-value="\bf{$0$} &amp; " calcext:value-type="string">
            <text:p>\bf{$0$} &amp; </text:p>
          </table:table-cell>
          <table:table-cell table:formula="of:=CONCATENATE([.X9];&quot; &amp; &quot;)" office:value-type="string" office:string-value="$5,3364$ &amp; " calcext:value-type="string">
            <text:p>$5,3364$ &amp; </text:p>
          </table:table-cell>
          <table:table-cell table:formula="of:=CONCATENATE([.AA9];&quot; &amp; &quot;)" office:value-type="string" office:string-value="$1,3986$ &amp; " calcext:value-type="string">
            <text:p>$1,3986$ &amp; </text:p>
          </table:table-cell>
          <table:table-cell table:formula="of:=CONCATENATE([.AD9];&quot; &amp; &quot;)" office:value-type="string" office:string-value="$50,1105$ &amp; " calcext:value-type="string">
            <text:p>$50,1105$ &amp; </text:p>
          </table:table-cell>
          <table:table-cell table:formula="of:=CONCATENATE([.AG9];&quot; &amp; &quot;)" office:value-type="string" office:string-value="$68,205$ &amp; " calcext:value-type="string">
            <text:p>$68,205$ &amp; </text:p>
          </table:table-cell>
          <table:table-cell table:formula="of:=CONCATENATE([.AJ9];&quot; &amp; &quot;)" office:value-type="string" office:string-value="$54,3708$ &amp; " calcext:value-type="string">
            <text:p>$54,3708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10:.AJ10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4257232" calcext:value-type="float">
            <text:p>0,004257232</text:p>
          </table:table-cell>
          <table:table-cell table:formula="of:=IF([.E10]=[.E13];CONCATENATE(&quot;\bf{$&quot;;ROUND([.E10];redondeo);&quot;$}&quot;);CONCATENATE(&quot;$&quot;;ROUND([.E10];redondeo);&quot;$&quot;))" office:value-type="string" office:string-value="$0,0043$" calcext:value-type="string">
            <text:p>$0,00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11504" calcext:value-type="float">
            <text:p>13,11504</text:p>
          </table:table-cell>
          <table:table-cell table:formula="of:=IF([.H10]=[.H13];CONCATENATE(&quot;\bf{$&quot;;ROUND([.H10];redondeo);&quot;$}&quot;);CONCATENATE(&quot;$&quot;;ROUND([.H10];redondeo);&quot;$&quot;))" office:value-type="string" office:string-value="$13,115$" calcext:value-type="string">
            <text:p>$13,11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21469" calcext:value-type="float">
            <text:p>3,621469</text:p>
          </table:table-cell>
          <table:table-cell table:formula="of:=IF([.K10]=[.K13];CONCATENATE(&quot;\bf{$&quot;;ROUND([.K10];redondeo);&quot;$}&quot;);CONCATENATE(&quot;$&quot;;ROUND([.K10];redondeo);&quot;$&quot;))" office:value-type="string" office:string-value="$3,6215$" calcext:value-type="string">
            <text:p>$3,6215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7495" calcext:value-type="float">
            <text:p>2,717495</text:p>
          </table:table-cell>
          <table:table-cell table:formula="of:=IF([.N10]=[.N13];CONCATENATE(&quot;\bf{$&quot;;ROUND([.N10];redondeo);&quot;$}&quot;);CONCATENATE(&quot;$&quot;;ROUND([.N10];redondeo);&quot;$&quot;))" office:value-type="string" office:string-value="$2,7175$" calcext:value-type="string">
            <text:p>$2,7175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1.5984" calcext:value-type="float">
            <text:p>-11,5984</text:p>
          </table:table-cell>
          <table:table-cell table:formula="of:=IF([.Q10]=[.Q13];CONCATENATE(&quot;\bf{$&quot;;ROUND([.Q10];redondeo);&quot;$}&quot;);CONCATENATE(&quot;$&quot;;ROUND([.Q10];redondeo);&quot;$&quot;))" office:value-type="string" office:string-value="$-11,5984$" calcext:value-type="string">
            <text:p>$-11,598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0]=[.T14];CONCATENATE(&quot;\bf{$&quot;;ROUND([.T10];2);&quot;$}&quot;);CONCATENATE(&quot;$&quot;;ROUND([.T10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240358" calcext:value-type="float">
            <text:p>0,924</text:p>
          </table:table-cell>
          <table:table-cell table:formula="of:=IF([.W10]=[.W13];CONCATENATE(&quot;\bf{$&quot;;ROUND([.W10];redondeo);&quot;$}&quot;);CONCATENATE(&quot;$&quot;;ROUND([.W10];redondeo);&quot;$&quot;))" office:value-type="string" office:string-value="$0,924$" calcext:value-type="string">
            <text:p>$0,92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28387" calcext:value-type="float">
            <text:p>0,8528387</text:p>
          </table:table-cell>
          <table:table-cell table:formula="of:=IF([.Z10]=[.Z13];CONCATENATE(&quot;\bf{$&quot;;ROUND([.Z10];redondeo);&quot;$}&quot;);CONCATENATE(&quot;$&quot;;ROUND([.Z10];redondeo);&quot;$&quot;))" office:value-type="string" office:string-value="$0,8528$" calcext:value-type="string">
            <text:p>$0,8528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26131" calcext:value-type="float">
            <text:p>34,26131</text:p>
          </table:table-cell>
          <table:table-cell table:formula="of:=IF([.AC10]=[.AC13];CONCATENATE(&quot;\bf{$&quot;;ROUND([.AC10];redondeo);&quot;$}&quot;);CONCATENATE(&quot;$&quot;;ROUND([.AC10];redondeo);&quot;$&quot;))" office:value-type="string" office:string-value="\bf{$34,2613$}" calcext:value-type="string">
            <text:p>\bf{$34,261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95609" calcext:value-type="float">
            <text:p>49,95609</text:p>
          </table:table-cell>
          <table:table-cell table:formula="of:=IF([.AF10]=[.AF13];CONCATENATE(&quot;\bf{$&quot;;ROUND([.AF10];redondeo);&quot;$}&quot;);CONCATENATE(&quot;$&quot;;ROUND([.AF10];redondeo);&quot;$&quot;))" office:value-type="string" office:string-value="$49,9561$" calcext:value-type="string">
            <text:p>$49,956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7158" calcext:value-type="float">
            <text:p>36,07158</text:p>
          </table:table-cell>
          <table:table-cell table:formula="of:=IF([.AI10]=[.AI13];CONCATENATE(&quot;\bf{$&quot;;ROUND([.AI10];redondeo);&quot;$}&quot;);CONCATENATE(&quot;$&quot;;ROUND([.AI10];redondeo);&quot;$&quot;))" office:value-type="string" office:string-value="\bf{$36,0716$}" calcext:value-type="string">
            <text:p>\bf{$36,0716$}</text:p>
          </table:table-cell>
          <table:table-cell table:formula="of:=CONCATENATE([.AL10];[.AM10];[.AN10];[.AO10];[.AR10];[.AS10];[.AT10];[.AU10];[.AV10];&quot;\\&quot;)" office:value-type="string" office:string-value="$0,0043$ &amp; $13,115$ &amp; $3,6215$ &amp; $2,7175$ &amp; $0,924$ &amp; $0,8528$ &amp; \bf{$34,2613$} &amp; $49,9561$ &amp; \bf{$36,0716$} &amp; \\" calcext:value-type="string">
            <text:p>$0,0043$ &amp; $13,115$ &amp; $3,6215$ &amp; $2,7175$ &amp; $0,924$ &amp; $0,8528$ &amp; \bf{$34,2613$} &amp; $49,9561$ &amp; \bf{$36,0716$} &amp; \\</text:p>
          </table:table-cell>
          <table:table-cell table:formula="of:=CONCATENATE([.F10];&quot; &amp; &quot;)" office:value-type="string" office:string-value="$0,0043$ &amp; " calcext:value-type="string">
            <text:p>$0,0043$ &amp; </text:p>
          </table:table-cell>
          <table:table-cell table:formula="of:=CONCATENATE([.I10];&quot; &amp; &quot;)" office:value-type="string" office:string-value="$13,115$ &amp; " calcext:value-type="string">
            <text:p>$13,115$ &amp; </text:p>
          </table:table-cell>
          <table:table-cell table:formula="of:=CONCATENATE([.L10];&quot; &amp; &quot;)" office:value-type="string" office:string-value="$3,6215$ &amp; " calcext:value-type="string">
            <text:p>$3,6215$ &amp; </text:p>
          </table:table-cell>
          <table:table-cell table:formula="of:=CONCATENATE([.O10];&quot; &amp; &quot;)" office:value-type="string" office:string-value="$2,7175$ &amp; " calcext:value-type="string">
            <text:p>$2,7175$ &amp; </text:p>
          </table:table-cell>
          <table:table-cell table:formula="of:=CONCATENATE([.R10];&quot; &amp; &quot;)" office:value-type="string" office:string-value="$-11,5984$ &amp; " calcext:value-type="string">
            <text:p>$-11,5984$ &amp; </text:p>
          </table:table-cell>
          <table:table-cell table:formula="of:=CONCATENATE([.U10];&quot; &amp; &quot;)" office:value-type="string" office:string-value="\bf{$0$} &amp; " calcext:value-type="string">
            <text:p>\bf{$0$} &amp; </text:p>
          </table:table-cell>
          <table:table-cell table:formula="of:=CONCATENATE([.X10];&quot; &amp; &quot;)" office:value-type="string" office:string-value="$0,924$ &amp; " calcext:value-type="string">
            <text:p>$0,924$ &amp; </text:p>
          </table:table-cell>
          <table:table-cell table:formula="of:=CONCATENATE([.AA10];&quot; &amp; &quot;)" office:value-type="string" office:string-value="$0,8528$ &amp; " calcext:value-type="string">
            <text:p>$0,8528$ &amp; </text:p>
          </table:table-cell>
          <table:table-cell table:formula="of:=CONCATENATE([.AD10];&quot; &amp; &quot;)" office:value-type="string" office:string-value="\bf{$34,2613$} &amp; " calcext:value-type="string">
            <text:p>\bf{$34,2613$} &amp; </text:p>
          </table:table-cell>
          <table:table-cell table:formula="of:=CONCATENATE([.AG10];&quot; &amp; &quot;)" office:value-type="string" office:string-value="$49,9561$ &amp; " calcext:value-type="string">
            <text:p>$49,9561$ &amp; </text:p>
          </table:table-cell>
          <table:table-cell table:formula="of:=CONCATENATE([.AJ10];&quot; &amp; &quot;)" office:value-type="string" office:string-value="\bf{$36,0716$} &amp; " calcext:value-type="string">
            <text:p>\bf{$36,0716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1:.AJ1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06165447" calcext:value-type="float">
            <text:p>0,0006165447</text:p>
          </table:table-cell>
          <table:table-cell table:formula="of:=IF([.E11]=[.E13];CONCATENATE(&quot;\bf{$&quot;;ROUND([.E11];redondeo);&quot;$}&quot;);CONCATENATE(&quot;$&quot;;ROUND([.E11];redondeo);&quot;$&quot;))" office:value-type="string" office:string-value="$0,0006$" calcext:value-type="string">
            <text:p>$0,0006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32614" calcext:value-type="float">
            <text:p>13,32614</text:p>
          </table:table-cell>
          <table:table-cell table:formula="of:=IF([.H11]=[.H13];CONCATENATE(&quot;\bf{$&quot;;ROUND([.H11];redondeo);&quot;$}&quot;);CONCATENATE(&quot;$&quot;;ROUND([.H11];redondeo);&quot;$&quot;))" office:value-type="string" office:string-value="$13,3261$" calcext:value-type="string">
            <text:p>$13,326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50499" calcext:value-type="float">
            <text:p>3,650499</text:p>
          </table:table-cell>
          <table:table-cell table:formula="of:=IF([.K11]=[.K13];CONCATENATE(&quot;\bf{$&quot;;ROUND([.K11];redondeo);&quot;$}&quot;);CONCATENATE(&quot;$&quot;;ROUND([.K11];redondeo);&quot;$&quot;))" office:value-type="string" office:string-value="$3,6505$" calcext:value-type="string">
            <text:p>$3,6505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52963" calcext:value-type="float">
            <text:p>2,752963</text:p>
          </table:table-cell>
          <table:table-cell table:formula="of:=IF([.N11]=[.N13];CONCATENATE(&quot;\bf{$&quot;;ROUND([.N11];redondeo);&quot;$}&quot;);CONCATENATE(&quot;$&quot;;ROUND([.N11];redondeo);&quot;$&quot;))" office:value-type="string" office:string-value="$2,753$" calcext:value-type="string">
            <text:p>$2,75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3.09006" calcext:value-type="float">
            <text:p>-13,09006</text:p>
          </table:table-cell>
          <table:table-cell table:formula="of:=IF([.Q11]=[.Q13];CONCATENATE(&quot;\bf{$&quot;;ROUND([.Q11];redondeo);&quot;$}&quot;);CONCATENATE(&quot;$&quot;;ROUND([.Q11];redondeo);&quot;$&quot;))" office:value-type="string" office:string-value="\bf{$-13,0901$}" calcext:value-type="string">
            <text:p>\bf{$-13,0901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1]=[.T14];CONCATENATE(&quot;\bf{$&quot;;ROUND([.T11];2);&quot;$}&quot;);CONCATENATE(&quot;$&quot;;ROUND([.T11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058271" calcext:value-type="float">
            <text:p>0,906</text:p>
          </table:table-cell>
          <table:table-cell table:formula="of:=IF([.W11]=[.W13];CONCATENATE(&quot;\bf{$&quot;;ROUND([.W11];redondeo);&quot;$}&quot;);CONCATENATE(&quot;$&quot;;ROUND([.W11];redondeo);&quot;$&quot;))" office:value-type="string" office:string-value="\bf{$0,9058$}" calcext:value-type="string">
            <text:p>\bf{$0,9058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39699" calcext:value-type="float">
            <text:p>0,8639699</text:p>
          </table:table-cell>
          <table:table-cell table:formula="of:=IF([.Z11]=[.Z13];CONCATENATE(&quot;\bf{$&quot;;ROUND([.Z11];redondeo);&quot;$}&quot;);CONCATENATE(&quot;$&quot;;ROUND([.Z11];redondeo);&quot;$&quot;))" office:value-type="string" office:string-value="$0,864$" calcext:value-type="string">
            <text:p>$0,86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50427" calcext:value-type="float">
            <text:p>34,50427</text:p>
          </table:table-cell>
          <table:table-cell table:formula="of:=IF([.AC11]=[.AC13];CONCATENATE(&quot;\bf{$&quot;;ROUND([.AC11];redondeo);&quot;$}&quot;);CONCATENATE(&quot;$&quot;;ROUND([.AC11];redondeo);&quot;$&quot;))" office:value-type="string" office:string-value="$34,5043$" calcext:value-type="string">
            <text:p>$34,504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1602" calcext:value-type="float">
            <text:p>50,1602</text:p>
          </table:table-cell>
          <table:table-cell table:formula="of:=IF([.AF11]=[.AF13];CONCATENATE(&quot;\bf{$&quot;;ROUND([.AF11];redondeo);&quot;$}&quot;);CONCATENATE(&quot;$&quot;;ROUND([.AF11];redondeo);&quot;$&quot;))" office:value-type="string" office:string-value="$50,1602$" calcext:value-type="string">
            <text:p>$50,1602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7193" calcext:value-type="float">
            <text:p>36,07193</text:p>
          </table:table-cell>
          <table:table-cell table:formula="of:=IF([.AI11]=[.AI13];CONCATENATE(&quot;\bf{$&quot;;ROUND([.AI11];redondeo);&quot;$}&quot;);CONCATENATE(&quot;$&quot;;ROUND([.AI11];redondeo);&quot;$&quot;))" office:value-type="string" office:string-value="$36,0719$" calcext:value-type="string">
            <text:p>$36,0719$</text:p>
          </table:table-cell>
          <table:table-cell table:formula="of:=CONCATENATE([.AL11];[.AM11];[.AN11];[.AO11];[.AR11];[.AS11];[.AT11];[.AU11];[.AV11];&quot;\\&quot;)" office:value-type="string" office:string-value="$0,0006$ &amp; $13,3261$ &amp; $3,6505$ &amp; $2,753$ &amp; \bf{$0,9058$} &amp; $0,864$ &amp; $34,5043$ &amp; $50,1602$ &amp; $36,0719$ &amp; \\" calcext:value-type="string">
            <text:p>$0,0006$ &amp; $13,3261$ &amp; $3,6505$ &amp; $2,753$ &amp; \bf{$0,9058$} &amp; $0,864$ &amp; $34,5043$ &amp; $50,1602$ &amp; $36,0719$ &amp; \\</text:p>
          </table:table-cell>
          <table:table-cell table:formula="of:=CONCATENATE([.F11];&quot; &amp; &quot;)" office:value-type="string" office:string-value="$0,0006$ &amp; " calcext:value-type="string">
            <text:p>$0,0006$ &amp; </text:p>
          </table:table-cell>
          <table:table-cell table:formula="of:=CONCATENATE([.I11];&quot; &amp; &quot;)" office:value-type="string" office:string-value="$13,3261$ &amp; " calcext:value-type="string">
            <text:p>$13,3261$ &amp; </text:p>
          </table:table-cell>
          <table:table-cell table:formula="of:=CONCATENATE([.L11];&quot; &amp; &quot;)" office:value-type="string" office:string-value="$3,6505$ &amp; " calcext:value-type="string">
            <text:p>$3,6505$ &amp; </text:p>
          </table:table-cell>
          <table:table-cell table:formula="of:=CONCATENATE([.O11];&quot; &amp; &quot;)" office:value-type="string" office:string-value="$2,753$ &amp; " calcext:value-type="string">
            <text:p>$2,753$ &amp; </text:p>
          </table:table-cell>
          <table:table-cell table:formula="of:=CONCATENATE([.R11];&quot; &amp; &quot;)" office:value-type="string" office:string-value="\bf{$-13,0901$} &amp; " calcext:value-type="string">
            <text:p>\bf{$-13,0901$} &amp; </text:p>
          </table:table-cell>
          <table:table-cell table:formula="of:=CONCATENATE([.U11];&quot; &amp; &quot;)" office:value-type="string" office:string-value="\bf{$0$} &amp; " calcext:value-type="string">
            <text:p>\bf{$0$} &amp; </text:p>
          </table:table-cell>
          <table:table-cell table:formula="of:=CONCATENATE([.X11];&quot; &amp; &quot;)" office:value-type="string" office:string-value="\bf{$0,9058$} &amp; " calcext:value-type="string">
            <text:p>\bf{$0,9058$} &amp; </text:p>
          </table:table-cell>
          <table:table-cell table:formula="of:=CONCATENATE([.AA11];&quot; &amp; &quot;)" office:value-type="string" office:string-value="$0,864$ &amp; " calcext:value-type="string">
            <text:p>$0,864$ &amp; </text:p>
          </table:table-cell>
          <table:table-cell table:formula="of:=CONCATENATE([.AD11];&quot; &amp; &quot;)" office:value-type="string" office:string-value="$34,5043$ &amp; " calcext:value-type="string">
            <text:p>$34,5043$ &amp; </text:p>
          </table:table-cell>
          <table:table-cell table:formula="of:=CONCATENATE([.AG11];&quot; &amp; &quot;)" office:value-type="string" office:string-value="$50,1602$ &amp; " calcext:value-type="string">
            <text:p>$50,1602$ &amp; </text:p>
          </table:table-cell>
          <table:table-cell table:formula="of:=CONCATENATE([.AJ11];&quot; &amp; &quot;)" office:value-type="string" office:string-value="$36,0719$ &amp; " calcext:value-type="string">
            <text:p>$36,0719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2:.AJ1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08659655" calcext:value-type="float">
            <text:p>-0,0008659655</text:p>
          </table:table-cell>
          <table:table-cell table:formula="of:=IF([.E12]=[.E13];CONCATENATE(&quot;\bf{$&quot;;ROUND([.E12];redondeo);&quot;$}&quot;);CONCATENATE(&quot;$&quot;;ROUND([.E12];redondeo);&quot;$&quot;))" office:value-type="string" office:string-value="\bf{$-0,0009$}" calcext:value-type="string">
            <text:p>\bf{$-0,0009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5806" calcext:value-type="float">
            <text:p>13,05806</text:p>
          </table:table-cell>
          <table:table-cell table:formula="of:=IF([.H12]=[.H13];CONCATENATE(&quot;\bf{$&quot;;ROUND([.H12];redondeo);&quot;$}&quot;);CONCATENATE(&quot;$&quot;;ROUND([.H12];redondeo);&quot;$&quot;))" office:value-type="string" office:string-value="\bf{$13,0581$}" calcext:value-type="string">
            <text:p>\bf{$13,0581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3593" calcext:value-type="float">
            <text:p>3,613593</text:p>
          </table:table-cell>
          <table:table-cell table:formula="of:=IF([.K12]=[.K13];CONCATENATE(&quot;\bf{$&quot;;ROUND([.K12];redondeo);&quot;$}&quot;);CONCATENATE(&quot;$&quot;;ROUND([.K12];redondeo);&quot;$&quot;))" office:value-type="string" office:string-value="\bf{$3,6136$}" calcext:value-type="string">
            <text:p>\bf{$3,6136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3841" calcext:value-type="float">
            <text:p>2,713841</text:p>
          </table:table-cell>
          <table:table-cell table:formula="of:=IF([.N12]=[.N13];CONCATENATE(&quot;\bf{$&quot;;ROUND([.N12];redondeo);&quot;$}&quot;);CONCATENATE(&quot;$&quot;;ROUND([.N12];redondeo);&quot;$&quot;))" office:value-type="string" office:string-value="\bf{$2,7138$}" calcext:value-type="string">
            <text:p>\bf{$2,7138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71948" calcext:value-type="float">
            <text:p>-7,71948</text:p>
          </table:table-cell>
          <table:table-cell table:formula="of:=IF([.Q12]=[.Q13];CONCATENATE(&quot;\bf{$&quot;;ROUND([.Q12];redondeo);&quot;$}&quot;);CONCATENATE(&quot;$&quot;;ROUND([.Q12];redondeo);&quot;$&quot;))" office:value-type="string" office:string-value="$-7,7195$" calcext:value-type="string">
            <text:p>$-7,7195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2]=[.T14];CONCATENATE(&quot;\bf{$&quot;;ROUND([.T12];2);&quot;$}&quot;);CONCATENATE(&quot;$&quot;;ROUND([.T12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979094" calcext:value-type="float">
            <text:p>0,998</text:p>
          </table:table-cell>
          <table:table-cell table:formula="of:=IF([.W12]=[.W13];CONCATENATE(&quot;\bf{$&quot;;ROUND([.W12];redondeo);&quot;$}&quot;);CONCATENATE(&quot;$&quot;;ROUND([.W12];redondeo);&quot;$&quot;))" office:value-type="string" office:string-value="$0,9979$" calcext:value-type="string">
            <text:p>$0,997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6919" calcext:value-type="float">
            <text:p>0,8516919</text:p>
          </table:table-cell>
          <table:table-cell table:formula="of:=IF([.Z12]=[.Z13];CONCATENATE(&quot;\bf{$&quot;;ROUND([.Z12];redondeo);&quot;$}&quot;);CONCATENATE(&quot;$&quot;;ROUND([.Z12];redondeo);&quot;$&quot;))" office:value-type="string" office:string-value="\bf{$0,8517$}" calcext:value-type="string">
            <text:p>\bf{$0,8517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3251" calcext:value-type="float">
            <text:p>35,03251</text:p>
          </table:table-cell>
          <table:table-cell table:formula="of:=IF([.AC12]=[.AC13];CONCATENATE(&quot;\bf{$&quot;;ROUND([.AC12];redondeo);&quot;$}&quot;);CONCATENATE(&quot;$&quot;;ROUND([.AC12];redondeo);&quot;$&quot;))" office:value-type="string" office:string-value="$35,0325$" calcext:value-type="string">
            <text:p>$35,0325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46365" calcext:value-type="float">
            <text:p>49,46365</text:p>
          </table:table-cell>
          <table:table-cell table:formula="of:=IF([.AF12]=[.AF13];CONCATENATE(&quot;\bf{$&quot;;ROUND([.AF12];redondeo);&quot;$}&quot;);CONCATENATE(&quot;$&quot;;ROUND([.AF12];redondeo);&quot;$&quot;))" office:value-type="string" office:string-value="\bf{$49,4637$}" calcext:value-type="string">
            <text:p>\bf{$49,4637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19956" calcext:value-type="float">
            <text:p>36,19956</text:p>
          </table:table-cell>
          <table:table-cell table:formula="of:=IF([.AI12]=[.AI13];CONCATENATE(&quot;\bf{$&quot;;ROUND([.AI12];redondeo);&quot;$}&quot;);CONCATENATE(&quot;$&quot;;ROUND([.AI12];redondeo);&quot;$&quot;))" office:value-type="string" office:string-value="$36,1996$" calcext:value-type="string">
            <text:p>$36,1996$</text:p>
          </table:table-cell>
          <table:table-cell table:formula="of:=CONCATENATE([.AL12];[.AM12];[.AN12];[.AO12];[.AR12];[.AS12];[.AT12];[.AU12];[.AV12];&quot;\\&quot;)" office:value-type="string" office:string-value="\bf{$-0,0009$} &amp; \bf{$13,0581$} &amp; \bf{$3,6136$} &amp; \bf{$2,7138$} &amp; $0,9979$ &amp; \bf{$0,8517$} &amp; $35,0325$ &amp; \bf{$49,4637$} &amp; $36,1996$ &amp; \\" calcext:value-type="string">
            <text:p>\bf{$-0,0009$} &amp; \bf{$13,0581$} &amp; \bf{$3,6136$} &amp; \bf{$2,7138$} &amp; $0,9979$ &amp; \bf{$0,8517$} &amp; $35,0325$ &amp; \bf{$49,4637$} &amp; $36,1996$ &amp; \\</text:p>
          </table:table-cell>
          <table:table-cell table:formula="of:=CONCATENATE([.F12];&quot; &amp; &quot;)" office:value-type="string" office:string-value="\bf{$-0,0009$} &amp; " calcext:value-type="string">
            <text:p>\bf{$-0,0009$} &amp; </text:p>
          </table:table-cell>
          <table:table-cell table:formula="of:=CONCATENATE([.I12];&quot; &amp; &quot;)" office:value-type="string" office:string-value="\bf{$13,0581$} &amp; " calcext:value-type="string">
            <text:p>\bf{$13,0581$} &amp; </text:p>
          </table:table-cell>
          <table:table-cell table:formula="of:=CONCATENATE([.L12];&quot; &amp; &quot;)" office:value-type="string" office:string-value="\bf{$3,6136$} &amp; " calcext:value-type="string">
            <text:p>\bf{$3,6136$} &amp; </text:p>
          </table:table-cell>
          <table:table-cell table:formula="of:=CONCATENATE([.O12];&quot; &amp; &quot;)" office:value-type="string" office:string-value="\bf{$2,7138$} &amp; " calcext:value-type="string">
            <text:p>\bf{$2,7138$} &amp; </text:p>
          </table:table-cell>
          <table:table-cell table:formula="of:=CONCATENATE([.R12];&quot; &amp; &quot;)" office:value-type="string" office:string-value="$-7,7195$ &amp; " calcext:value-type="string">
            <text:p>$-7,7195$ &amp; </text:p>
          </table:table-cell>
          <table:table-cell table:formula="of:=CONCATENATE([.U12];&quot; &amp; &quot;)" office:value-type="string" office:string-value="\bf{$0$} &amp; " calcext:value-type="string">
            <text:p>\bf{$0$} &amp; </text:p>
          </table:table-cell>
          <table:table-cell table:formula="of:=CONCATENATE([.X12];&quot; &amp; &quot;)" office:value-type="string" office:string-value="$0,9979$ &amp; " calcext:value-type="string">
            <text:p>$0,9979$ &amp; </text:p>
          </table:table-cell>
          <table:table-cell table:formula="of:=CONCATENATE([.AA12];&quot; &amp; &quot;)" office:value-type="string" office:string-value="\bf{$0,8517$} &amp; " calcext:value-type="string">
            <text:p>\bf{$0,8517$} &amp; </text:p>
          </table:table-cell>
          <table:table-cell table:formula="of:=CONCATENATE([.AD12];&quot; &amp; &quot;)" office:value-type="string" office:string-value="$35,0325$ &amp; " calcext:value-type="string">
            <text:p>$35,0325$ &amp; </text:p>
          </table:table-cell>
          <table:table-cell table:formula="of:=CONCATENATE([.AG12];&quot; &amp; &quot;)" office:value-type="string" office:string-value="\bf{$49,4637$} &amp; " calcext:value-type="string">
            <text:p>\bf{$49,4637$} &amp; </text:p>
          </table:table-cell>
          <table:table-cell table:formula="of:=CONCATENATE([.AJ12];&quot; &amp; &quot;)" office:value-type="string" office:string-value="$36,1996$ &amp; " calcext:value-type="string">
            <text:p>$36,1996$ &amp; </text:p>
          </table:table-cell>
        </table:table-row>
        <table:table-row table:style-name="ro1">
          <table:table-cell table:number-columns-repeated="4"/>
          <table:table-cell table:style-name="Default" table:formula="of:=MIN([.E9:.E12])" office:value-type="float" office:value="-0.0008659655" calcext:value-type="float">
            <text:p>-0,0008659655</text:p>
          </table:table-cell>
          <table:table-cell table:number-columns-repeated="2"/>
          <table:table-cell table:style-name="Default" table:formula="of:=MIN([.H9:.H12])" office:value-type="float" office:value="13.05806" calcext:value-type="float">
            <text:p>13,05806</text:p>
          </table:table-cell>
          <table:table-cell table:number-columns-repeated="2"/>
          <table:table-cell table:style-name="Default" table:formula="of:=MIN([.K9:.K12])" office:value-type="float" office:value="3.613593" calcext:value-type="float">
            <text:p>3,613593</text:p>
          </table:table-cell>
          <table:table-cell table:number-columns-repeated="2"/>
          <table:table-cell table:style-name="Default" table:formula="of:=MIN([.N9:.N12])" office:value-type="float" office:value="2.713841" calcext:value-type="float">
            <text:p>2,713841</text:p>
          </table:table-cell>
          <table:table-cell table:number-columns-repeated="2"/>
          <table:table-cell table:style-name="Default" table:formula="of:=MIN([.Q9:.Q12])" office:value-type="float" office:value="-13.09006" calcext:value-type="float">
            <text:p>-13,09006</text:p>
          </table:table-cell>
          <table:table-cell table:number-columns-repeated="2"/>
          <table:table-cell table:style-name="Default" table:formula="of:=MIN([.T9:.T12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9:.W12])" office:value-type="float" office:value="0.9058271" calcext:value-type="float">
            <text:p>0,9058271</text:p>
          </table:table-cell>
          <table:table-cell table:number-columns-repeated="2"/>
          <table:table-cell table:style-name="Default" table:formula="of:=MIN([.Z9:.Z12])" office:value-type="float" office:value="0.8516919" calcext:value-type="float">
            <text:p>0,8516919</text:p>
          </table:table-cell>
          <table:table-cell table:number-columns-repeated="2"/>
          <table:table-cell table:style-name="Default" table:formula="of:=MIN([.AC9:.AC12])" office:value-type="float" office:value="34.26131" calcext:value-type="float">
            <text:p>34,26131</text:p>
          </table:table-cell>
          <table:table-cell table:number-columns-repeated="2"/>
          <table:table-cell table:style-name="Default" table:formula="of:=MIN([.AF9:.AF12])" office:value-type="float" office:value="49.46365" calcext:value-type="float">
            <text:p>49,46365</text:p>
          </table:table-cell>
          <table:table-cell table:number-columns-repeated="2"/>
          <table:table-cell table:style-name="Default" table:formula="of:=MIN([.AI9:.AI12])" office:value-type="float" office:value="36.07158" calcext:value-type="float">
            <text:p>36,071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14];[.AM14];[.AN14];[.AO14];[.AR14];[.AS14];[.AT14];[.AU14];[.AV14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15:.AJ15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442525" calcext:value-type="float">
            <text:p>0,6442525</text:p>
          </table:table-cell>
          <table:table-cell table:formula="of:=IF([.E15]=[.E19];CONCATENATE(&quot;\bf{$&quot;;ROUND([.E15];redondeo);&quot;$}&quot;);CONCATENATE(&quot;$&quot;;ROUND([.E15];redondeo);&quot;$&quot;))" office:value-type="string" office:string-value="$0,6443$" calcext:value-type="string">
            <text:p>$0,644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385" calcext:value-type="float">
            <text:p>28,5385</text:p>
          </table:table-cell>
          <table:table-cell table:formula="of:=IF([.H15]=[.H19];CONCATENATE(&quot;\bf{$&quot;;ROUND([.H15];redondeo);&quot;$}&quot;);CONCATENATE(&quot;$&quot;;ROUND([.H15];redondeo);&quot;$&quot;))" office:value-type="string" office:string-value="$28,5385$" calcext:value-type="string">
            <text:p>$28,5385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42143" calcext:value-type="float">
            <text:p>5,342143</text:p>
          </table:table-cell>
          <table:table-cell table:formula="of:=IF([.K15]=[.K19];CONCATENATE(&quot;\bf{$&quot;;ROUND([.K15];redondeo);&quot;$}&quot;);CONCATENATE(&quot;$&quot;;ROUND([.K15];redondeo);&quot;$&quot;))" office:value-type="string" office:string-value="$5,3421$" calcext:value-type="string">
            <text:p>$5,3421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5427" calcext:value-type="float">
            <text:p>4,455427</text:p>
          </table:table-cell>
          <table:table-cell table:formula="of:=IF([.N15]=[.N19];CONCATENATE(&quot;\bf{$&quot;;ROUND([.N15];redondeo);&quot;$}&quot;);CONCATENATE(&quot;$&quot;;ROUND([.N15];redondeo);&quot;$&quot;))" office:value-type="string" office:string-value="$4,4554$" calcext:value-type="string">
            <text:p>$4,4554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8.084409" calcext:value-type="float">
            <text:p>8,084409</text:p>
          </table:table-cell>
          <table:table-cell table:formula="of:=IF([.Q15]=[.Q19];CONCATENATE(&quot;\bf{$&quot;;ROUND([.Q15];redondeo);&quot;$}&quot;);CONCATENATE(&quot;$&quot;;ROUND([.Q15];redondeo);&quot;$&quot;))" office:value-type="string" office:string-value="$8,0844$" calcext:value-type="string">
            <text:p>$8,084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5]=[.T20];CONCATENATE(&quot;\bf{$&quot;;ROUND([.T15];2);&quot;$}&quot;);CONCATENATE(&quot;$&quot;;ROUND([.T15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3.927496" calcext:value-type="float">
            <text:p>3,927</text:p>
          </table:table-cell>
          <table:table-cell table:formula="of:=IF([.W15]=[.W19];CONCATENATE(&quot;\bf{$&quot;;ROUND([.W15];redondeo);&quot;$}&quot;);CONCATENATE(&quot;$&quot;;ROUND([.W15];redondeo);&quot;$&quot;))" office:value-type="string" office:string-value="$3,9275$" calcext:value-type="string">
            <text:p>$3,9275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7351" calcext:value-type="float">
            <text:p>1,397351</text:p>
          </table:table-cell>
          <table:table-cell table:formula="of:=IF([.Z15]=[.Z19];CONCATENATE(&quot;\bf{$&quot;;ROUND([.Z15];redondeo);&quot;$}&quot;);CONCATENATE(&quot;$&quot;;ROUND([.Z15];redondeo);&quot;$&quot;))" office:value-type="string" office:string-value="$1,3974$" calcext:value-type="string">
            <text:p>$1,397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08283" calcext:value-type="float">
            <text:p>50,08283</text:p>
          </table:table-cell>
          <table:table-cell table:formula="of:=IF([.AC15]=[.AC19];CONCATENATE(&quot;\bf{$&quot;;ROUND([.AC15];redondeo);&quot;$}&quot;);CONCATENATE(&quot;$&quot;;ROUND([.AC15];redondeo);&quot;$&quot;))" office:value-type="string" office:string-value="$50,0828$" calcext:value-type="string">
            <text:p>$50,0828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16412" calcext:value-type="float">
            <text:p>68,16412</text:p>
          </table:table-cell>
          <table:table-cell table:formula="of:=IF([.AF15]=[.AF19];CONCATENATE(&quot;\bf{$&quot;;ROUND([.AF15];redondeo);&quot;$}&quot;);CONCATENATE(&quot;$&quot;;ROUND([.AF15];redondeo);&quot;$&quot;))" office:value-type="string" office:string-value="$68,1641$" calcext:value-type="string">
            <text:p>$68,164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6586" calcext:value-type="float">
            <text:p>54,36586</text:p>
          </table:table-cell>
          <table:table-cell table:formula="of:=IF([.AI15]=[.AI19];CONCATENATE(&quot;\bf{$&quot;;ROUND([.AI15];redondeo);&quot;$}&quot;);CONCATENATE(&quot;$&quot;;ROUND([.AI15];redondeo);&quot;$&quot;))" office:value-type="string" office:string-value="$54,3659$" calcext:value-type="string">
            <text:p>$54,3659$</text:p>
          </table:table-cell>
          <table:table-cell table:formula="of:=CONCATENATE([.AL15];[.AM15];[.AN15];[.AO15];[.AR15];[.AS15];[.AT15];[.AU15];[.AV15];&quot;\\&quot;)" office:value-type="string" office:string-value="$0,6443$ &amp; $28,5385$ &amp; $5,3421$ &amp; $4,4554$ &amp; $3,9275$ &amp; $1,3974$ &amp; $50,0828$ &amp; $68,1641$ &amp; $54,3659$ &amp; \\" calcext:value-type="string">
            <text:p>$0,6443$ &amp; $28,5385$ &amp; $5,3421$ &amp; $4,4554$ &amp; $3,9275$ &amp; $1,3974$ &amp; $50,0828$ &amp; $68,1641$ &amp; $54,3659$ &amp; \\</text:p>
          </table:table-cell>
          <table:table-cell table:formula="of:=CONCATENATE([.F15];&quot; &amp; &quot;)" office:value-type="string" office:string-value="$0,6443$ &amp; " calcext:value-type="string">
            <text:p>$0,6443$ &amp; </text:p>
          </table:table-cell>
          <table:table-cell table:formula="of:=CONCATENATE([.I15];&quot; &amp; &quot;)" office:value-type="string" office:string-value="$28,5385$ &amp; " calcext:value-type="string">
            <text:p>$28,5385$ &amp; </text:p>
          </table:table-cell>
          <table:table-cell table:formula="of:=CONCATENATE([.L15];&quot; &amp; &quot;)" office:value-type="string" office:string-value="$5,3421$ &amp; " calcext:value-type="string">
            <text:p>$5,3421$ &amp; </text:p>
          </table:table-cell>
          <table:table-cell table:formula="of:=CONCATENATE([.O15];&quot; &amp; &quot;)" office:value-type="string" office:string-value="$4,4554$ &amp; " calcext:value-type="string">
            <text:p>$4,4554$ &amp; </text:p>
          </table:table-cell>
          <table:table-cell table:formula="of:=CONCATENATE([.R15];&quot; &amp; &quot;)" office:value-type="string" office:string-value="$8,0844$ &amp; " calcext:value-type="string">
            <text:p>$8,0844$ &amp; </text:p>
          </table:table-cell>
          <table:table-cell table:formula="of:=CONCATENATE([.U15];&quot; &amp; &quot;)" office:value-type="string" office:string-value="\bf{$0$} &amp; " calcext:value-type="string">
            <text:p>\bf{$0$} &amp; </text:p>
          </table:table-cell>
          <table:table-cell table:formula="of:=CONCATENATE([.X15];&quot; &amp; &quot;)" office:value-type="string" office:string-value="$3,9275$ &amp; " calcext:value-type="string">
            <text:p>$3,9275$ &amp; </text:p>
          </table:table-cell>
          <table:table-cell table:formula="of:=CONCATENATE([.AA15];&quot; &amp; &quot;)" office:value-type="string" office:string-value="$1,3974$ &amp; " calcext:value-type="string">
            <text:p>$1,3974$ &amp; </text:p>
          </table:table-cell>
          <table:table-cell table:formula="of:=CONCATENATE([.AD15];&quot; &amp; &quot;)" office:value-type="string" office:string-value="$50,0828$ &amp; " calcext:value-type="string">
            <text:p>$50,0828$ &amp; </text:p>
          </table:table-cell>
          <table:table-cell table:formula="of:=CONCATENATE([.AG15];&quot; &amp; &quot;)" office:value-type="string" office:string-value="$68,1641$ &amp; " calcext:value-type="string">
            <text:p>$68,1641$ &amp; </text:p>
          </table:table-cell>
          <table:table-cell table:formula="of:=CONCATENATE([.AJ15];&quot; &amp; &quot;)" office:value-type="string" office:string-value="$54,3659$ &amp; " calcext:value-type="string">
            <text:p>$54,3659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16:.AJ16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735548" calcext:value-type="float">
            <text:p>0,00735548</text:p>
          </table:table-cell>
          <table:table-cell table:formula="of:=IF([.E16]=[.E19];CONCATENATE(&quot;\bf{$&quot;;ROUND([.E16];redondeo);&quot;$}&quot;);CONCATENATE(&quot;$&quot;;ROUND([.E16];redondeo);&quot;$&quot;))" office:value-type="string" office:string-value="$0,0074$" calcext:value-type="string">
            <text:p>$0,0074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2282" calcext:value-type="float">
            <text:p>13,2282</text:p>
          </table:table-cell>
          <table:table-cell table:formula="of:=IF([.H16]=[.H19];CONCATENATE(&quot;\bf{$&quot;;ROUND([.H16];redondeo);&quot;$}&quot;);CONCATENATE(&quot;$&quot;;ROUND([.H16];redondeo);&quot;$&quot;))" office:value-type="string" office:string-value="$13,2282$" calcext:value-type="string">
            <text:p>$13,2282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37059" calcext:value-type="float">
            <text:p>3,637059</text:p>
          </table:table-cell>
          <table:table-cell table:formula="of:=IF([.K16]=[.K19];CONCATENATE(&quot;\bf{$&quot;;ROUND([.K16];redondeo);&quot;$}&quot;);CONCATENATE(&quot;$&quot;;ROUND([.K16];redondeo);&quot;$&quot;))" office:value-type="string" office:string-value="$3,6371$" calcext:value-type="string">
            <text:p>$3,6371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26279" calcext:value-type="float">
            <text:p>2,726279</text:p>
          </table:table-cell>
          <table:table-cell table:formula="of:=IF([.N16]=[.N19];CONCATENATE(&quot;\bf{$&quot;;ROUND([.N16];redondeo);&quot;$}&quot;);CONCATENATE(&quot;$&quot;;ROUND([.N16];redondeo);&quot;$&quot;))" office:value-type="string" office:string-value="$2,7263$" calcext:value-type="string">
            <text:p>$2,726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2.97438" calcext:value-type="float">
            <text:p>-12,97438</text:p>
          </table:table-cell>
          <table:table-cell table:formula="of:=IF([.Q16]=[.Q19];CONCATENATE(&quot;\bf{$&quot;;ROUND([.Q16];redondeo);&quot;$}&quot;);CONCATENATE(&quot;$&quot;;ROUND([.Q16];redondeo);&quot;$&quot;))" office:value-type="string" office:string-value="\bf{$-12,9744$}" calcext:value-type="string">
            <text:p>\bf{$-12,9744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6]=[.T20];CONCATENATE(&quot;\bf{$&quot;;ROUND([.T16];2);&quot;$}&quot;);CONCATENATE(&quot;$&quot;;ROUND([.T16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77915" calcext:value-type="float">
            <text:p>0,898</text:p>
          </table:table-cell>
          <table:table-cell table:formula="of:=IF([.W16]=[.W19];CONCATENATE(&quot;\bf{$&quot;;ROUND([.W16];redondeo);&quot;$}&quot;);CONCATENATE(&quot;$&quot;;ROUND([.W16];redondeo);&quot;$&quot;))" office:value-type="string" office:string-value="$0,8978$" calcext:value-type="string">
            <text:p>$0,8978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504" calcext:value-type="float">
            <text:p>0,85504</text:p>
          </table:table-cell>
          <table:table-cell table:formula="of:=IF([.Z16]=[.Z19];CONCATENATE(&quot;\bf{$&quot;;ROUND([.Z16];redondeo);&quot;$}&quot;);CONCATENATE(&quot;$&quot;;ROUND([.Z16];redondeo);&quot;$&quot;))" office:value-type="string" office:string-value="$0,855$" calcext:value-type="string">
            <text:p>$0,855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09105" calcext:value-type="float">
            <text:p>34,09105</text:p>
          </table:table-cell>
          <table:table-cell table:formula="of:=IF([.AC16]=[.AC19];CONCATENATE(&quot;\bf{$&quot;;ROUND([.AC16];redondeo);&quot;$}&quot;);CONCATENATE(&quot;$&quot;;ROUND([.AC16];redondeo);&quot;$&quot;))" office:value-type="string" office:string-value="$34,0911$" calcext:value-type="string">
            <text:p>$34,0911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17632" calcext:value-type="float">
            <text:p>50,17632</text:p>
          </table:table-cell>
          <table:table-cell table:formula="of:=IF([.AF16]=[.AF19];CONCATENATE(&quot;\bf{$&quot;;ROUND([.AF16];redondeo);&quot;$}&quot;);CONCATENATE(&quot;$&quot;;ROUND([.AF16];redondeo);&quot;$&quot;))" office:value-type="string" office:string-value="$50,1763$" calcext:value-type="string">
            <text:p>$50,1763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77453" calcext:value-type="float">
            <text:p>35,77453</text:p>
          </table:table-cell>
          <table:table-cell table:formula="of:=IF([.AI16]=[.AI19];CONCATENATE(&quot;\bf{$&quot;;ROUND([.AI16];redondeo);&quot;$}&quot;);CONCATENATE(&quot;$&quot;;ROUND([.AI16];redondeo);&quot;$&quot;))" office:value-type="string" office:string-value="\bf{$35,7745$}" calcext:value-type="string">
            <text:p>\bf{$35,7745$}</text:p>
          </table:table-cell>
          <table:table-cell table:formula="of:=CONCATENATE([.AL16];[.AM16];[.AN16];[.AO16];[.AR16];[.AS16];[.AT16];[.AU16];[.AV16];&quot;\\&quot;)" office:value-type="string" office:string-value="$0,0074$ &amp; $13,2282$ &amp; $3,6371$ &amp; $2,7263$ &amp; $0,8978$ &amp; $0,855$ &amp; $34,0911$ &amp; $50,1763$ &amp; \bf{$35,7745$} &amp; \\" calcext:value-type="string">
            <text:p>$0,0074$ &amp; $13,2282$ &amp; $3,6371$ &amp; $2,7263$ &amp; $0,8978$ &amp; $0,855$ &amp; $34,0911$ &amp; $50,1763$ &amp; \bf{$35,7745$} &amp; \\</text:p>
          </table:table-cell>
          <table:table-cell table:formula="of:=CONCATENATE([.F16];&quot; &amp; &quot;)" office:value-type="string" office:string-value="$0,0074$ &amp; " calcext:value-type="string">
            <text:p>$0,0074$ &amp; </text:p>
          </table:table-cell>
          <table:table-cell table:formula="of:=CONCATENATE([.I16];&quot; &amp; &quot;)" office:value-type="string" office:string-value="$13,2282$ &amp; " calcext:value-type="string">
            <text:p>$13,2282$ &amp; </text:p>
          </table:table-cell>
          <table:table-cell table:formula="of:=CONCATENATE([.L16];&quot; &amp; &quot;)" office:value-type="string" office:string-value="$3,6371$ &amp; " calcext:value-type="string">
            <text:p>$3,6371$ &amp; </text:p>
          </table:table-cell>
          <table:table-cell table:formula="of:=CONCATENATE([.O16];&quot; &amp; &quot;)" office:value-type="string" office:string-value="$2,7263$ &amp; " calcext:value-type="string">
            <text:p>$2,7263$ &amp; </text:p>
          </table:table-cell>
          <table:table-cell table:formula="of:=CONCATENATE([.R16];&quot; &amp; &quot;)" office:value-type="string" office:string-value="\bf{$-12,9744$} &amp; " calcext:value-type="string">
            <text:p>\bf{$-12,9744$} &amp; </text:p>
          </table:table-cell>
          <table:table-cell table:formula="of:=CONCATENATE([.U16];&quot; &amp; &quot;)" office:value-type="string" office:string-value="\bf{$0$} &amp; " calcext:value-type="string">
            <text:p>\bf{$0$} &amp; </text:p>
          </table:table-cell>
          <table:table-cell table:formula="of:=CONCATENATE([.X16];&quot; &amp; &quot;)" office:value-type="string" office:string-value="$0,8978$ &amp; " calcext:value-type="string">
            <text:p>$0,8978$ &amp; </text:p>
          </table:table-cell>
          <table:table-cell table:formula="of:=CONCATENATE([.AA16];&quot; &amp; &quot;)" office:value-type="string" office:string-value="$0,855$ &amp; " calcext:value-type="string">
            <text:p>$0,855$ &amp; </text:p>
          </table:table-cell>
          <table:table-cell table:formula="of:=CONCATENATE([.AD16];&quot; &amp; &quot;)" office:value-type="string" office:string-value="$34,0911$ &amp; " calcext:value-type="string">
            <text:p>$34,0911$ &amp; </text:p>
          </table:table-cell>
          <table:table-cell table:formula="of:=CONCATENATE([.AG16];&quot; &amp; &quot;)" office:value-type="string" office:string-value="$50,1763$ &amp; " calcext:value-type="string">
            <text:p>$50,1763$ &amp; </text:p>
          </table:table-cell>
          <table:table-cell table:formula="of:=CONCATENATE([.AJ16];&quot; &amp; &quot;)" office:value-type="string" office:string-value="\bf{$35,7745$} &amp; " calcext:value-type="string">
            <text:p>\bf{$35,7745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17:.AJ17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5477737" calcext:value-type="float">
            <text:p>0,005477737</text:p>
          </table:table-cell>
          <table:table-cell table:formula="of:=IF([.E17]=[.E19];CONCATENATE(&quot;\bf{$&quot;;ROUND([.E17];redondeo);&quot;$}&quot;);CONCATENATE(&quot;$&quot;;ROUND([.E17];redondeo);&quot;$&quot;))" office:value-type="string" office:string-value="$0,0055$" calcext:value-type="string">
            <text:p>$0,0055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45163" calcext:value-type="float">
            <text:p>13,45163</text:p>
          </table:table-cell>
          <table:table-cell table:formula="of:=IF([.H17]=[.H19];CONCATENATE(&quot;\bf{$&quot;;ROUND([.H17];redondeo);&quot;$}&quot;);CONCATENATE(&quot;$&quot;;ROUND([.H17];redondeo);&quot;$&quot;))" office:value-type="string" office:string-value="$13,4516$" calcext:value-type="string">
            <text:p>$13,4516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67647" calcext:value-type="float">
            <text:p>3,667647</text:p>
          </table:table-cell>
          <table:table-cell table:formula="of:=IF([.K17]=[.K19];CONCATENATE(&quot;\bf{$&quot;;ROUND([.K17];redondeo);&quot;$}&quot;);CONCATENATE(&quot;$&quot;;ROUND([.K17];redondeo);&quot;$&quot;))" office:value-type="string" office:string-value="$3,6676$" calcext:value-type="string">
            <text:p>$3,6676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65665" calcext:value-type="float">
            <text:p>2,765665</text:p>
          </table:table-cell>
          <table:table-cell table:formula="of:=IF([.N17]=[.N19];CONCATENATE(&quot;\bf{$&quot;;ROUND([.N17];redondeo);&quot;$}&quot;);CONCATENATE(&quot;$&quot;;ROUND([.N17];redondeo);&quot;$&quot;))" office:value-type="string" office:string-value="$2,7657$" calcext:value-type="string">
            <text:p>$2,7657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2.08342" calcext:value-type="float">
            <text:p>-12,08342</text:p>
          </table:table-cell>
          <table:table-cell table:formula="of:=IF([.Q17]=[.Q19];CONCATENATE(&quot;\bf{$&quot;;ROUND([.Q17];redondeo);&quot;$}&quot;);CONCATENATE(&quot;$&quot;;ROUND([.Q17];redondeo);&quot;$&quot;))" office:value-type="string" office:string-value="$-12,0834$" calcext:value-type="string">
            <text:p>$-12,0834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7]=[.T20];CONCATENATE(&quot;\bf{$&quot;;ROUND([.T17];2);&quot;$}&quot;);CONCATENATE(&quot;$&quot;;ROUND([.T17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8936755" calcext:value-type="float">
            <text:p>0,894</text:p>
          </table:table-cell>
          <table:table-cell table:formula="of:=IF([.W17]=[.W19];CONCATENATE(&quot;\bf{$&quot;;ROUND([.W17];redondeo);&quot;$}&quot;);CONCATENATE(&quot;$&quot;;ROUND([.W17];redondeo);&quot;$&quot;))" office:value-type="string" office:string-value="\bf{$0,8937$}" calcext:value-type="string">
            <text:p>\bf{$0,8937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73925" calcext:value-type="float">
            <text:p>0,8673925</text:p>
          </table:table-cell>
          <table:table-cell table:formula="of:=IF([.Z17]=[.Z19];CONCATENATE(&quot;\bf{$&quot;;ROUND([.Z17];redondeo);&quot;$}&quot;);CONCATENATE(&quot;$&quot;;ROUND([.Z17];redondeo);&quot;$&quot;))" office:value-type="string" office:string-value="$0,8674$" calcext:value-type="string">
            <text:p>$0,8674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3.85832" calcext:value-type="float">
            <text:p>33,85832</text:p>
          </table:table-cell>
          <table:table-cell table:formula="of:=IF([.AC17]=[.AC19];CONCATENATE(&quot;\bf{$&quot;;ROUND([.AC17];redondeo);&quot;$}&quot;);CONCATENATE(&quot;$&quot;;ROUND([.AC17];redondeo);&quot;$&quot;))" office:value-type="string" office:string-value="\bf{$33,8583$}" calcext:value-type="string">
            <text:p>\bf{$33,8583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62441" calcext:value-type="float">
            <text:p>50,62441</text:p>
          </table:table-cell>
          <table:table-cell table:formula="of:=IF([.AF17]=[.AF19];CONCATENATE(&quot;\bf{$&quot;;ROUND([.AF17];redondeo);&quot;$}&quot;);CONCATENATE(&quot;$&quot;;ROUND([.AF17];redondeo);&quot;$&quot;))" office:value-type="string" office:string-value="$50,6244$" calcext:value-type="string">
            <text:p>$50,6244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54456" calcext:value-type="float">
            <text:p>36,54456</text:p>
          </table:table-cell>
          <table:table-cell table:formula="of:=IF([.AI17]=[.AI19];CONCATENATE(&quot;\bf{$&quot;;ROUND([.AI17];redondeo);&quot;$}&quot;);CONCATENATE(&quot;$&quot;;ROUND([.AI17];redondeo);&quot;$&quot;))" office:value-type="string" office:string-value="$36,5446$" calcext:value-type="string">
            <text:p>$36,5446$</text:p>
          </table:table-cell>
          <table:table-cell table:formula="of:=CONCATENATE([.AL17];[.AM17];[.AN17];[.AO17];[.AR17];[.AS17];[.AT17];[.AU17];[.AV17];&quot;\\&quot;)" office:value-type="string" office:string-value="$0,0055$ &amp; $13,4516$ &amp; $3,6676$ &amp; $2,7657$ &amp; \bf{$0,8937$} &amp; $0,8674$ &amp; \bf{$33,8583$} &amp; $50,6244$ &amp; $36,5446$ &amp; \\" calcext:value-type="string">
            <text:p>$0,0055$ &amp; $13,4516$ &amp; $3,6676$ &amp; $2,7657$ &amp; \bf{$0,8937$} &amp; $0,8674$ &amp; \bf{$33,8583$} &amp; $50,6244$ &amp; $36,5446$ &amp; \\</text:p>
          </table:table-cell>
          <table:table-cell table:formula="of:=CONCATENATE([.F17];&quot; &amp; &quot;)" office:value-type="string" office:string-value="$0,0055$ &amp; " calcext:value-type="string">
            <text:p>$0,0055$ &amp; </text:p>
          </table:table-cell>
          <table:table-cell table:formula="of:=CONCATENATE([.I17];&quot; &amp; &quot;)" office:value-type="string" office:string-value="$13,4516$ &amp; " calcext:value-type="string">
            <text:p>$13,4516$ &amp; </text:p>
          </table:table-cell>
          <table:table-cell table:formula="of:=CONCATENATE([.L17];&quot; &amp; &quot;)" office:value-type="string" office:string-value="$3,6676$ &amp; " calcext:value-type="string">
            <text:p>$3,6676$ &amp; </text:p>
          </table:table-cell>
          <table:table-cell table:formula="of:=CONCATENATE([.O17];&quot; &amp; &quot;)" office:value-type="string" office:string-value="$2,7657$ &amp; " calcext:value-type="string">
            <text:p>$2,7657$ &amp; </text:p>
          </table:table-cell>
          <table:table-cell table:formula="of:=CONCATENATE([.R17];&quot; &amp; &quot;)" office:value-type="string" office:string-value="$-12,0834$ &amp; " calcext:value-type="string">
            <text:p>$-12,0834$ &amp; </text:p>
          </table:table-cell>
          <table:table-cell table:formula="of:=CONCATENATE([.U17];&quot; &amp; &quot;)" office:value-type="string" office:string-value="\bf{$0$} &amp; " calcext:value-type="string">
            <text:p>\bf{$0$} &amp; </text:p>
          </table:table-cell>
          <table:table-cell table:formula="of:=CONCATENATE([.X17];&quot; &amp; &quot;)" office:value-type="string" office:string-value="\bf{$0,8937$} &amp; " calcext:value-type="string">
            <text:p>\bf{$0,8937$} &amp; </text:p>
          </table:table-cell>
          <table:table-cell table:formula="of:=CONCATENATE([.AA17];&quot; &amp; &quot;)" office:value-type="string" office:string-value="$0,8674$ &amp; " calcext:value-type="string">
            <text:p>$0,8674$ &amp; </text:p>
          </table:table-cell>
          <table:table-cell table:formula="of:=CONCATENATE([.AD17];&quot; &amp; &quot;)" office:value-type="string" office:string-value="\bf{$33,8583$} &amp; " calcext:value-type="string">
            <text:p>\bf{$33,8583$} &amp; </text:p>
          </table:table-cell>
          <table:table-cell table:formula="of:=CONCATENATE([.AG17];&quot; &amp; &quot;)" office:value-type="string" office:string-value="$50,6244$ &amp; " calcext:value-type="string">
            <text:p>$50,6244$ &amp; </text:p>
          </table:table-cell>
          <table:table-cell table:formula="of:=CONCATENATE([.AJ17];&quot; &amp; &quot;)" office:value-type="string" office:string-value="$36,5446$ &amp; " calcext:value-type="string">
            <text:p>$36,5446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18:.AJ18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04399601" calcext:value-type="float">
            <text:p>-0,0004399601</text:p>
          </table:table-cell>
          <table:table-cell table:formula="of:=IF([.E18]=[.E19];CONCATENATE(&quot;\bf{$&quot;;ROUND([.E18];redondeo);&quot;$}&quot;);CONCATENATE(&quot;$&quot;;ROUND([.E18];redondeo);&quot;$&quot;))" office:value-type="string" office:string-value="\bf{$-0,0004$}" calcext:value-type="string">
            <text:p>\bf{$-0,0004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8009" calcext:value-type="float">
            <text:p>13,08009</text:p>
          </table:table-cell>
          <table:table-cell table:formula="of:=IF([.H18]=[.H19];CONCATENATE(&quot;\bf{$&quot;;ROUND([.H18];redondeo);&quot;$}&quot;);CONCATENATE(&quot;$&quot;;ROUND([.H18];redondeo);&quot;$&quot;))" office:value-type="string" office:string-value="\bf{$13,0801$}" calcext:value-type="string">
            <text:p>\bf{$13,0801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6641" calcext:value-type="float">
            <text:p>3,616641</text:p>
          </table:table-cell>
          <table:table-cell table:formula="of:=IF([.K18]=[.K19];CONCATENATE(&quot;\bf{$&quot;;ROUND([.K18];redondeo);&quot;$}&quot;);CONCATENATE(&quot;$&quot;;ROUND([.K18];redondeo);&quot;$&quot;))" office:value-type="string" office:string-value="\bf{$3,6166$}" calcext:value-type="string">
            <text:p>\bf{$3,6166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7307" calcext:value-type="float">
            <text:p>2,717307</text:p>
          </table:table-cell>
          <table:table-cell table:formula="of:=IF([.N18]=[.N19];CONCATENATE(&quot;\bf{$&quot;;ROUND([.N18];redondeo);&quot;$}&quot;);CONCATENATE(&quot;$&quot;;ROUND([.N18];redondeo);&quot;$&quot;))" office:value-type="string" office:string-value="\bf{$2,7173$}" calcext:value-type="string">
            <text:p>\bf{$2,7173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708951" calcext:value-type="float">
            <text:p>-7,708951</text:p>
          </table:table-cell>
          <table:table-cell table:formula="of:=IF([.Q18]=[.Q19];CONCATENATE(&quot;\bf{$&quot;;ROUND([.Q18];redondeo);&quot;$}&quot;);CONCATENATE(&quot;$&quot;;ROUND([.Q18];redondeo);&quot;$&quot;))" office:value-type="string" office:string-value="$-7,709$" calcext:value-type="string">
            <text:p>$-7,709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18]=[.T20];CONCATENATE(&quot;\bf{$&quot;;ROUND([.T18];2);&quot;$}&quot;);CONCATENATE(&quot;$&quot;;ROUND([.T18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540179" calcext:value-type="float">
            <text:p>0,954</text:p>
          </table:table-cell>
          <table:table-cell table:formula="of:=IF([.W18]=[.W19];CONCATENATE(&quot;\bf{$&quot;;ROUND([.W18];redondeo);&quot;$}&quot;);CONCATENATE(&quot;$&quot;;ROUND([.W18];redondeo);&quot;$&quot;))" office:value-type="string" office:string-value="$0,954$" calcext:value-type="string">
            <text:p>$0,954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22261" calcext:value-type="float">
            <text:p>0,8522261</text:p>
          </table:table-cell>
          <table:table-cell table:formula="of:=IF([.Z18]=[.Z19];CONCATENATE(&quot;\bf{$&quot;;ROUND([.Z18];redondeo);&quot;$}&quot;);CONCATENATE(&quot;$&quot;;ROUND([.Z18];redondeo);&quot;$&quot;))" office:value-type="string" office:string-value="\bf{$0,8522$}" calcext:value-type="string">
            <text:p>\bf{$0,8522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6461" calcext:value-type="float">
            <text:p>35,06461</text:p>
          </table:table-cell>
          <table:table-cell table:formula="of:=IF([.AC18]=[.AC19];CONCATENATE(&quot;\bf{$&quot;;ROUND([.AC18];redondeo);&quot;$}&quot;);CONCATENATE(&quot;$&quot;;ROUND([.AC18];redondeo);&quot;$&quot;))" office:value-type="string" office:string-value="$35,0646$" calcext:value-type="string">
            <text:p>$35,0646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50692" calcext:value-type="float">
            <text:p>49,50692</text:p>
          </table:table-cell>
          <table:table-cell table:formula="of:=IF([.AF18]=[.AF19];CONCATENATE(&quot;\bf{$&quot;;ROUND([.AF18];redondeo);&quot;$}&quot;);CONCATENATE(&quot;$&quot;;ROUND([.AF18];redondeo);&quot;$&quot;))" office:value-type="string" office:string-value="\bf{$49,5069$}" calcext:value-type="string">
            <text:p>\bf{$49,5069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23284" calcext:value-type="float">
            <text:p>36,23284</text:p>
          </table:table-cell>
          <table:table-cell table:formula="of:=IF([.AI18]=[.AI19];CONCATENATE(&quot;\bf{$&quot;;ROUND([.AI18];redondeo);&quot;$}&quot;);CONCATENATE(&quot;$&quot;;ROUND([.AI18];redondeo);&quot;$&quot;))" office:value-type="string" office:string-value="$36,2328$" calcext:value-type="string">
            <text:p>$36,2328$</text:p>
          </table:table-cell>
          <table:table-cell table:formula="of:=CONCATENATE([.AL18];[.AM18];[.AN18];[.AO18];[.AR18];[.AS18];[.AT18];[.AU18];[.AV18];&quot;\\&quot;)" office:value-type="string" office:string-value="\bf{$-0,0004$} &amp; \bf{$13,0801$} &amp; \bf{$3,6166$} &amp; \bf{$2,7173$} &amp; $0,954$ &amp; \bf{$0,8522$} &amp; $35,0646$ &amp; \bf{$49,5069$} &amp; $36,2328$ &amp; \\" calcext:value-type="string">
            <text:p>\bf{$-0,0004$} &amp; \bf{$13,0801$} &amp; \bf{$3,6166$} &amp; \bf{$2,7173$} &amp; $0,954$ &amp; \bf{$0,8522$} &amp; $35,0646$ &amp; \bf{$49,5069$} &amp; $36,2328$ &amp; \\</text:p>
          </table:table-cell>
          <table:table-cell table:formula="of:=CONCATENATE([.F18];&quot; &amp; &quot;)" office:value-type="string" office:string-value="\bf{$-0,0004$} &amp; " calcext:value-type="string">
            <text:p>\bf{$-0,0004$} &amp; </text:p>
          </table:table-cell>
          <table:table-cell table:formula="of:=CONCATENATE([.I18];&quot; &amp; &quot;)" office:value-type="string" office:string-value="\bf{$13,0801$} &amp; " calcext:value-type="string">
            <text:p>\bf{$13,0801$} &amp; </text:p>
          </table:table-cell>
          <table:table-cell table:formula="of:=CONCATENATE([.L18];&quot; &amp; &quot;)" office:value-type="string" office:string-value="\bf{$3,6166$} &amp; " calcext:value-type="string">
            <text:p>\bf{$3,6166$} &amp; </text:p>
          </table:table-cell>
          <table:table-cell table:formula="of:=CONCATENATE([.O18];&quot; &amp; &quot;)" office:value-type="string" office:string-value="\bf{$2,7173$} &amp; " calcext:value-type="string">
            <text:p>\bf{$2,7173$} &amp; </text:p>
          </table:table-cell>
          <table:table-cell table:formula="of:=CONCATENATE([.R18];&quot; &amp; &quot;)" office:value-type="string" office:string-value="$-7,709$ &amp; " calcext:value-type="string">
            <text:p>$-7,709$ &amp; </text:p>
          </table:table-cell>
          <table:table-cell table:formula="of:=CONCATENATE([.U18];&quot; &amp; &quot;)" office:value-type="string" office:string-value="\bf{$0$} &amp; " calcext:value-type="string">
            <text:p>\bf{$0$} &amp; </text:p>
          </table:table-cell>
          <table:table-cell table:formula="of:=CONCATENATE([.X18];&quot; &amp; &quot;)" office:value-type="string" office:string-value="$0,954$ &amp; " calcext:value-type="string">
            <text:p>$0,954$ &amp; </text:p>
          </table:table-cell>
          <table:table-cell table:formula="of:=CONCATENATE([.AA18];&quot; &amp; &quot;)" office:value-type="string" office:string-value="\bf{$0,8522$} &amp; " calcext:value-type="string">
            <text:p>\bf{$0,8522$} &amp; </text:p>
          </table:table-cell>
          <table:table-cell table:formula="of:=CONCATENATE([.AD18];&quot; &amp; &quot;)" office:value-type="string" office:string-value="$35,0646$ &amp; " calcext:value-type="string">
            <text:p>$35,0646$ &amp; </text:p>
          </table:table-cell>
          <table:table-cell table:formula="of:=CONCATENATE([.AG18];&quot; &amp; &quot;)" office:value-type="string" office:string-value="\bf{$49,5069$} &amp; " calcext:value-type="string">
            <text:p>\bf{$49,5069$} &amp; </text:p>
          </table:table-cell>
          <table:table-cell table:formula="of:=CONCATENATE([.AJ18];&quot; &amp; &quot;)" office:value-type="string" office:string-value="$36,2328$ &amp; " calcext:value-type="string">
            <text:p>$36,2328$ &amp; </text:p>
          </table:table-cell>
        </table:table-row>
        <table:table-row table:style-name="ro1">
          <table:table-cell table:number-columns-repeated="4"/>
          <table:table-cell table:style-name="Default" table:formula="of:=MIN([.E15:.E18])" office:value-type="float" office:value="-0.0004399601" calcext:value-type="float">
            <text:p>-0,0004399601</text:p>
          </table:table-cell>
          <table:table-cell table:number-columns-repeated="2"/>
          <table:table-cell table:style-name="Default" table:formula="of:=MIN([.H15:.H18])" office:value-type="float" office:value="13.08009" calcext:value-type="float">
            <text:p>13,08009</text:p>
          </table:table-cell>
          <table:table-cell table:number-columns-repeated="2"/>
          <table:table-cell table:style-name="Default" table:formula="of:=MIN([.K15:.K18])" office:value-type="float" office:value="3.616641" calcext:value-type="float">
            <text:p>3,616641</text:p>
          </table:table-cell>
          <table:table-cell table:number-columns-repeated="2"/>
          <table:table-cell table:style-name="Default" table:formula="of:=MIN([.N15:.N18])" office:value-type="float" office:value="2.717307" calcext:value-type="float">
            <text:p>2,717307</text:p>
          </table:table-cell>
          <table:table-cell table:number-columns-repeated="2"/>
          <table:table-cell table:style-name="Default" table:formula="of:=MIN([.Q15:.Q18])" office:value-type="float" office:value="-12.97438" calcext:value-type="float">
            <text:p>-12,97438</text:p>
          </table:table-cell>
          <table:table-cell table:number-columns-repeated="2"/>
          <table:table-cell table:style-name="Default" table:formula="of:=MIN([.T15:.T18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15:.W18])" office:value-type="float" office:value="0.8936755" calcext:value-type="float">
            <text:p>0,8936755</text:p>
          </table:table-cell>
          <table:table-cell table:number-columns-repeated="2"/>
          <table:table-cell table:style-name="Default" table:formula="of:=MIN([.Z15:.Z18])" office:value-type="float" office:value="0.8522261" calcext:value-type="float">
            <text:p>0,8522261</text:p>
          </table:table-cell>
          <table:table-cell table:number-columns-repeated="2"/>
          <table:table-cell table:style-name="Default" table:formula="of:=MIN([.AC15:.AC18])" office:value-type="float" office:value="33.85832" calcext:value-type="float">
            <text:p>33,85832</text:p>
          </table:table-cell>
          <table:table-cell table:number-columns-repeated="2"/>
          <table:table-cell table:style-name="Default" table:formula="of:=MIN([.AF15:.AF18])" office:value-type="float" office:value="49.50692" calcext:value-type="float">
            <text:p>49,50692</text:p>
          </table:table-cell>
          <table:table-cell table:number-columns-repeated="2"/>
          <table:table-cell table:style-name="Default" table:formula="of:=MIN([.AI15:.AI18])" office:value-type="float" office:value="35.77453" calcext:value-type="float">
            <text:p>35,77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zonte 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formula="of:=CONCATENATE([.AL20];[.AM20];[.AN20];[.AO20];[.AR20];[.AS20];[.AT20];[.AU20];[.AV20];&quot;\\&quot;)" office:value-type="string" office:string-value="ME &amp;MSE &amp;RMSE &amp;MAE &amp;MASE &amp;MdAE &amp;MdAPE &amp; SMAPE(%) &amp; SMdAPE(%) &amp;\\" calcext:value-type="string">
            <text:p>ME &amp;MSE &amp;RMSE &amp;MAE &amp;MASE &amp;MdAE &amp;MdAPE &amp; SMAPE(%) &amp; SMdAPE(%) &amp;\\</text:p>
          </table:table-cell>
          <table:table-cell office:value-type="string" calcext:value-type="string">
            <text:p>ME &amp;</text:p>
          </table:table-cell>
          <table:table-cell office:value-type="string" calcext:value-type="string">
            <text:p>MSE &amp;</text:p>
          </table:table-cell>
          <table:table-cell office:value-type="string" calcext:value-type="string">
            <text:p>RMSE &amp;</text:p>
          </table:table-cell>
          <table:table-cell office:value-type="string" calcext:value-type="string">
            <text:p>MAE &amp;</text:p>
          </table:table-cell>
          <table:table-cell office:value-type="string" calcext:value-type="string">
            <text:p>MPE &amp;</text:p>
          </table:table-cell>
          <table:table-cell office:value-type="string" calcext:value-type="string">
            <text:p>MAPE &amp;</text:p>
          </table:table-cell>
          <table:table-cell office:value-type="string" calcext:value-type="string">
            <text:p>MASE &amp;</text:p>
          </table:table-cell>
          <table:table-cell office:value-type="string" calcext:value-type="string">
            <text:p>MdAE &amp;</text:p>
          </table:table-cell>
          <table:table-cell office:value-type="string" calcext:value-type="string">
            <text:p>MdAPE &amp;</text:p>
          </table:table-cell>
          <table:table-cell table:style-name="ce1" office:value-type="string" calcext:value-type="string">
            <text:p><text:s/>SMAPE(%) &amp;</text:p>
          </table:table-cell>
          <table:table-cell table:style-name="ce1" office:value-type="string" calcext:value-type="string">
            <text:p><text:s/>SMdAPE(%) &amp;</text:p>
          </table:table-cell>
        </table:table-row>
        <table:table-row table:style-name="ro1">
          <table:table-cell office:value-type="string" calcext:value-type="string">
            <text:p><text:s/>@vrivas MEAN NO CONCURSO </text:p>
          </table:table-cell>
          <table:table-cell office:value-type="string" calcext:value-type="string">
            <text:p><text:s text:c="2"/></text:p>
          </table:table-cell>
          <table:table-cell table:formula="of:=COUNTIF([.D21:.AJ21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6330372" calcext:value-type="float">
            <text:p>0,6330372</text:p>
          </table:table-cell>
          <table:table-cell table:formula="of:=IF([.E21]=[.E25];CONCATENATE(&quot;\bf{$&quot;;ROUND([.E21];redondeo);&quot;$}&quot;);CONCATENATE(&quot;$&quot;;ROUND([.E21];redondeo);&quot;$&quot;))" office:value-type="string" office:string-value="$0,633$" calcext:value-type="string">
            <text:p>$0,63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28.50105" calcext:value-type="float">
            <text:p>28,50105</text:p>
          </table:table-cell>
          <table:table-cell table:formula="of:=IF([.H21]=[.H25];CONCATENATE(&quot;\bf{$&quot;;ROUND([.H21];redondeo);&quot;$}&quot;);CONCATENATE(&quot;$&quot;;ROUND([.H21];redondeo);&quot;$&quot;))" office:value-type="string" office:string-value="$28,5011$" calcext:value-type="string">
            <text:p>$28,5011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5.338638" calcext:value-type="float">
            <text:p>5,338638</text:p>
          </table:table-cell>
          <table:table-cell table:formula="of:=IF([.K21]=[.K25];CONCATENATE(&quot;\bf{$&quot;;ROUND([.K21];redondeo);&quot;$}&quot;);CONCATENATE(&quot;$&quot;;ROUND([.K21];redondeo);&quot;$&quot;))" office:value-type="string" office:string-value="$5,3386$" calcext:value-type="string">
            <text:p>$5,3386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4.450863" calcext:value-type="float">
            <text:p>4,450863</text:p>
          </table:table-cell>
          <table:table-cell table:formula="of:=IF([.N21]=[.N25];CONCATENATE(&quot;\bf{$&quot;;ROUND([.N21];redondeo);&quot;$}&quot;);CONCATENATE(&quot;$&quot;;ROUND([.N21];redondeo);&quot;$&quot;))" office:value-type="string" office:string-value="$4,4509$" calcext:value-type="string">
            <text:p>$4,4509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7.945622" calcext:value-type="float">
            <text:p>7,945622</text:p>
          </table:table-cell>
          <table:table-cell table:formula="of:=IF([.Q21]=[.Q25];CONCATENATE(&quot;\bf{$&quot;;ROUND([.Q21];redondeo);&quot;$}&quot;);CONCATENATE(&quot;$&quot;;ROUND([.Q21];redondeo);&quot;$&quot;))" office:value-type="string" office:string-value="$7,9456$" calcext:value-type="string">
            <text:p>$7,945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1]=[.T25];CONCATENATE(&quot;\bf{$&quot;;ROUND([.T21];2);&quot;$}&quot;);CONCATENATE(&quot;$&quot;;ROUND([.T21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5.488628" calcext:value-type="float">
            <text:p>5,489</text:p>
          </table:table-cell>
          <table:table-cell table:formula="of:=IF([.W21]=[.W25];CONCATENATE(&quot;\bf{$&quot;;ROUND([.W21];redondeo);&quot;$}&quot;);CONCATENATE(&quot;$&quot;;ROUND([.W21];redondeo);&quot;$&quot;))" office:value-type="string" office:string-value="$5,4886$" calcext:value-type="string">
            <text:p>$5,4886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1.394246" calcext:value-type="float">
            <text:p>1,394246</text:p>
          </table:table-cell>
          <table:table-cell table:formula="of:=IF([.Z21]=[.Z25];CONCATENATE(&quot;\bf{$&quot;;ROUND([.Z21];redondeo);&quot;$}&quot;);CONCATENATE(&quot;$&quot;;ROUND([.Z21];redondeo);&quot;$&quot;))" office:value-type="string" office:string-value="$1,3942$" calcext:value-type="string">
            <text:p>$1,3942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50.05517" calcext:value-type="float">
            <text:p>50,05517</text:p>
          </table:table-cell>
          <table:table-cell table:formula="of:=IF([.AC21]=[.AC25];CONCATENATE(&quot;\bf{$&quot;;ROUND([.AC21];redondeo);&quot;$}&quot;);CONCATENATE(&quot;$&quot;;ROUND([.AC21];redondeo);&quot;$&quot;))" office:value-type="string" office:string-value="$50,0552$" calcext:value-type="string">
            <text:p>$50,0552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68.011" calcext:value-type="float">
            <text:p>68,011</text:p>
          </table:table-cell>
          <table:table-cell table:formula="of:=IF([.AF21]=[.AF25];CONCATENATE(&quot;\bf{$&quot;;ROUND([.AF21];redondeo);&quot;$}&quot;);CONCATENATE(&quot;$&quot;;ROUND([.AF21];redondeo);&quot;$&quot;))" office:value-type="string" office:string-value="$68,011$" calcext:value-type="string">
            <text:p>$68,011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54.36096" calcext:value-type="float">
            <text:p>54,36096</text:p>
          </table:table-cell>
          <table:table-cell table:formula="of:=IF([.AI21]=[.AI25];CONCATENATE(&quot;\bf{$&quot;;ROUND([.AI21];redondeo);&quot;$}&quot;);CONCATENATE(&quot;$&quot;;ROUND([.AI21];redondeo);&quot;$&quot;))" office:value-type="string" office:string-value="$54,361$" calcext:value-type="string">
            <text:p>$54,361$</text:p>
          </table:table-cell>
          <table:table-cell table:formula="of:=CONCATENATE([.AL21];[.AM21];[.AN21];[.AO21];[.AR21];[.AS21];[.AT21];[.AU21];[.AV21];&quot;\\&quot;)" office:value-type="string" office:string-value="$0,633$ &amp; $28,5011$ &amp; $5,3386$ &amp; $4,4509$ &amp; $5,4886$ &amp; $1,3942$ &amp; $50,0552$ &amp; $68,011$ &amp; $54,361$ &amp; \\" calcext:value-type="string">
            <text:p>$0,633$ &amp; $28,5011$ &amp; $5,3386$ &amp; $4,4509$ &amp; $5,4886$ &amp; $1,3942$ &amp; $50,0552$ &amp; $68,011$ &amp; $54,361$ &amp; \\</text:p>
          </table:table-cell>
          <table:table-cell table:formula="of:=CONCATENATE([.F21];&quot; &amp; &quot;)" office:value-type="string" office:string-value="$0,633$ &amp; " calcext:value-type="string">
            <text:p>$0,633$ &amp; </text:p>
          </table:table-cell>
          <table:table-cell table:formula="of:=CONCATENATE([.I21];&quot; &amp; &quot;)" office:value-type="string" office:string-value="$28,5011$ &amp; " calcext:value-type="string">
            <text:p>$28,5011$ &amp; </text:p>
          </table:table-cell>
          <table:table-cell table:formula="of:=CONCATENATE([.L21];&quot; &amp; &quot;)" office:value-type="string" office:string-value="$5,3386$ &amp; " calcext:value-type="string">
            <text:p>$5,3386$ &amp; </text:p>
          </table:table-cell>
          <table:table-cell table:formula="of:=CONCATENATE([.O21];&quot; &amp; &quot;)" office:value-type="string" office:string-value="$4,4509$ &amp; " calcext:value-type="string">
            <text:p>$4,4509$ &amp; </text:p>
          </table:table-cell>
          <table:table-cell table:formula="of:=CONCATENATE([.R21];&quot; &amp; &quot;)" office:value-type="string" office:string-value="$7,9456$ &amp; " calcext:value-type="string">
            <text:p>$7,9456$ &amp; </text:p>
          </table:table-cell>
          <table:table-cell office:value-type="string" calcext:value-type="string">
            <text:p>N/A &amp;</text:p>
          </table:table-cell>
          <table:table-cell table:formula="of:=CONCATENATE([.X21];&quot; &amp; &quot;)" office:value-type="string" office:string-value="$5,4886$ &amp; " calcext:value-type="string">
            <text:p>$5,4886$ &amp; </text:p>
          </table:table-cell>
          <table:table-cell table:formula="of:=CONCATENATE([.AA21];&quot; &amp; &quot;)" office:value-type="string" office:string-value="$1,3942$ &amp; " calcext:value-type="string">
            <text:p>$1,3942$ &amp; </text:p>
          </table:table-cell>
          <table:table-cell table:formula="of:=CONCATENATE([.AD21];&quot; &amp; &quot;)" office:value-type="string" office:string-value="$50,0552$ &amp; " calcext:value-type="string">
            <text:p>$50,0552$ &amp; </text:p>
          </table:table-cell>
          <table:table-cell table:formula="of:=CONCATENATE([.AG21];&quot; &amp; &quot;)" office:value-type="string" office:string-value="$68,011$ &amp; " calcext:value-type="string">
            <text:p>$68,011$ &amp; </text:p>
          </table:table-cell>
          <table:table-cell table:formula="of:=CONCATENATE([.AJ21];&quot; &amp; &quot;)" office:value-type="string" office:string-value="$54,361$ &amp; " calcext:value-type="string">
            <text:p>$54,361$ &amp; </text:p>
          </table:table-cell>
        </table:table-row>
        <table:table-row table:style-name="ro1">
          <table:table-cell office:value-type="string" calcext:value-type="string">
            <text:p><text:s/>@vrivas ETS NO CONCURSO</text:p>
          </table:table-cell>
          <table:table-cell office:value-type="string" calcext:value-type="string">
            <text:p><text:s text:c="2"/></text:p>
          </table:table-cell>
          <table:table-cell table:formula="of:=COUNTIF([.D22:.AJ22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6471717" calcext:value-type="float">
            <text:p>0,006471717</text:p>
          </table:table-cell>
          <table:table-cell table:formula="of:=IF([.E22]=[.E25];CONCATENATE(&quot;\bf{$&quot;;ROUND([.E22];redondeo);&quot;$}&quot;);CONCATENATE(&quot;$&quot;;ROUND([.E22];redondeo);&quot;$&quot;))" office:value-type="string" office:string-value="$0,0065$" calcext:value-type="string">
            <text:p>$0,0065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34379" calcext:value-type="float">
            <text:p>13,34379</text:p>
          </table:table-cell>
          <table:table-cell table:formula="of:=IF([.H22]=[.H25];CONCATENATE(&quot;\bf{$&quot;;ROUND([.H22];redondeo);&quot;$}&quot;);CONCATENATE(&quot;$&quot;;ROUND([.H22];redondeo);&quot;$&quot;))" office:value-type="string" office:string-value="$13,3438$" calcext:value-type="string">
            <text:p>$13,3438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52916" calcext:value-type="float">
            <text:p>3,652916</text:p>
          </table:table-cell>
          <table:table-cell table:formula="of:=IF([.K22]=[.K25];CONCATENATE(&quot;\bf{$&quot;;ROUND([.K22];redondeo);&quot;$}&quot;);CONCATENATE(&quot;$&quot;;ROUND([.K22];redondeo);&quot;$&quot;))" office:value-type="string" office:string-value="$3,6529$" calcext:value-type="string">
            <text:p>$3,6529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36628" calcext:value-type="float">
            <text:p>2,736628</text:p>
          </table:table-cell>
          <table:table-cell table:formula="of:=IF([.N22]=[.N25];CONCATENATE(&quot;\bf{$&quot;;ROUND([.N22];redondeo);&quot;$}&quot;);CONCATENATE(&quot;$&quot;;ROUND([.N22];redondeo);&quot;$&quot;))" office:value-type="string" office:string-value="$2,7366$" calcext:value-type="string">
            <text:p>$2,7366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4.51615" calcext:value-type="float">
            <text:p>-14,51615</text:p>
          </table:table-cell>
          <table:table-cell table:formula="of:=IF([.Q22]=[.Q25];CONCATENATE(&quot;\bf{$&quot;;ROUND([.Q22];redondeo);&quot;$}&quot;);CONCATENATE(&quot;$&quot;;ROUND([.Q22];redondeo);&quot;$&quot;))" office:value-type="string" office:string-value="\bf{$-14,5162$}" calcext:value-type="string">
            <text:p>\bf{$-14,5162$}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2]=[.T25];CONCATENATE(&quot;\bf{$&quot;;ROUND([.T22];2);&quot;$}&quot;);CONCATENATE(&quot;$&quot;;ROUND([.T22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886548" calcext:value-type="float">
            <text:p>0,989</text:p>
          </table:table-cell>
          <table:table-cell table:formula="of:=IF([.W22]=[.W25];CONCATENATE(&quot;\bf{$&quot;;ROUND([.W22];redondeo);&quot;$}&quot;);CONCATENATE(&quot;$&quot;;ROUND([.W22];redondeo);&quot;$&quot;))" office:value-type="string" office:string-value="$0,9887$" calcext:value-type="string">
            <text:p>$0,9887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72571" calcext:value-type="float">
            <text:p>0,8572571</text:p>
          </table:table-cell>
          <table:table-cell table:formula="of:=IF([.Z22]=[.Z25];CONCATENATE(&quot;\bf{$&quot;;ROUND([.Z22];redondeo);&quot;$}&quot;);CONCATENATE(&quot;$&quot;;ROUND([.Z22];redondeo);&quot;$&quot;))" office:value-type="string" office:string-value="$0,8573$" calcext:value-type="string">
            <text:p>$0,8573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49026" calcext:value-type="float">
            <text:p>34,49026</text:p>
          </table:table-cell>
          <table:table-cell table:formula="of:=IF([.AC22]=[.AC25];CONCATENATE(&quot;\bf{$&quot;;ROUND([.AC22];redondeo);&quot;$}&quot;);CONCATENATE(&quot;$&quot;;ROUND([.AC22];redondeo);&quot;$&quot;))" office:value-type="string" office:string-value="$34,4903$" calcext:value-type="string">
            <text:p>$34,490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35701" calcext:value-type="float">
            <text:p>50,35701</text:p>
          </table:table-cell>
          <table:table-cell table:formula="of:=IF([.AF22]=[.AF25];CONCATENATE(&quot;\bf{$&quot;;ROUND([.AF22];redondeo);&quot;$}&quot;);CONCATENATE(&quot;$&quot;;ROUND([.AF22];redondeo);&quot;$&quot;))" office:value-type="string" office:string-value="$50,357$" calcext:value-type="string">
            <text:p>$50,357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5.82432" calcext:value-type="float">
            <text:p>35,82432</text:p>
          </table:table-cell>
          <table:table-cell table:formula="of:=IF([.AI22]=[.AI25];CONCATENATE(&quot;\bf{$&quot;;ROUND([.AI22];redondeo);&quot;$}&quot;);CONCATENATE(&quot;$&quot;;ROUND([.AI22];redondeo);&quot;$&quot;))" office:value-type="string" office:string-value="\bf{$35,8243$}" calcext:value-type="string">
            <text:p>\bf{$35,8243$}</text:p>
          </table:table-cell>
          <table:table-cell table:formula="of:=CONCATENATE([.AL22];[.AM22];[.AN22];[.AO22];[.AR22];[.AS22];[.AT22];[.AU22];[.AV22];&quot;\\&quot;)" office:value-type="string" office:string-value="$0,0065$ &amp; $13,3438$ &amp; $3,6529$ &amp; $2,7366$ &amp; $0,9887$ &amp; $0,8573$ &amp; $34,4903$ &amp; $50,357$ &amp; \bf{$35,8243$} &amp; \\" calcext:value-type="string">
            <text:p>$0,0065$ &amp; $13,3438$ &amp; $3,6529$ &amp; $2,7366$ &amp; $0,9887$ &amp; $0,8573$ &amp; $34,4903$ &amp; $50,357$ &amp; \bf{$35,8243$} &amp; \\</text:p>
          </table:table-cell>
          <table:table-cell table:formula="of:=CONCATENATE([.F22];&quot; &amp; &quot;)" office:value-type="string" office:string-value="$0,0065$ &amp; " calcext:value-type="string">
            <text:p>$0,0065$ &amp; </text:p>
          </table:table-cell>
          <table:table-cell table:formula="of:=CONCATENATE([.I22];&quot; &amp; &quot;)" office:value-type="string" office:string-value="$13,3438$ &amp; " calcext:value-type="string">
            <text:p>$13,3438$ &amp; </text:p>
          </table:table-cell>
          <table:table-cell table:formula="of:=CONCATENATE([.L22];&quot; &amp; &quot;)" office:value-type="string" office:string-value="$3,6529$ &amp; " calcext:value-type="string">
            <text:p>$3,6529$ &amp; </text:p>
          </table:table-cell>
          <table:table-cell table:formula="of:=CONCATENATE([.O22];&quot; &amp; &quot;)" office:value-type="string" office:string-value="$2,7366$ &amp; " calcext:value-type="string">
            <text:p>$2,7366$ &amp; </text:p>
          </table:table-cell>
          <table:table-cell table:formula="of:=CONCATENATE([.R22];&quot; &amp; &quot;)" office:value-type="string" office:string-value="\bf{$-14,5162$} &amp; " calcext:value-type="string">
            <text:p>\bf{$-14,5162$} &amp; </text:p>
          </table:table-cell>
          <table:table-cell office:value-type="string" calcext:value-type="string">
            <text:p>N/A &amp;</text:p>
          </table:table-cell>
          <table:table-cell table:formula="of:=CONCATENATE([.X22];&quot; &amp; &quot;)" office:value-type="string" office:string-value="$0,9887$ &amp; " calcext:value-type="string">
            <text:p>$0,9887$ &amp; </text:p>
          </table:table-cell>
          <table:table-cell table:formula="of:=CONCATENATE([.AA22];&quot; &amp; &quot;)" office:value-type="string" office:string-value="$0,8573$ &amp; " calcext:value-type="string">
            <text:p>$0,8573$ &amp; </text:p>
          </table:table-cell>
          <table:table-cell table:formula="of:=CONCATENATE([.AD22];&quot; &amp; &quot;)" office:value-type="string" office:string-value="$34,4903$ &amp; " calcext:value-type="string">
            <text:p>$34,4903$ &amp; </text:p>
          </table:table-cell>
          <table:table-cell table:formula="of:=CONCATENATE([.AG22];&quot; &amp; &quot;)" office:value-type="string" office:string-value="$50,357$ &amp; " calcext:value-type="string">
            <text:p>$50,357$ &amp; </text:p>
          </table:table-cell>
          <table:table-cell table:formula="of:=CONCATENATE([.AJ22];&quot; &amp; &quot;)" office:value-type="string" office:string-value="\bf{$35,8243$} &amp; " calcext:value-type="string">
            <text:p>\bf{$35,8243$} &amp; </text:p>
          </table:table-cell>
        </table:table-row>
        <table:table-row table:style-name="ro1">
          <table:table-cell office:value-type="string" calcext:value-type="string">
            <text:p><text:s/>@vrivas ARIMA NO CONCURSO </text:p>
          </table:table-cell>
          <table:table-cell office:value-type="string" calcext:value-type="string">
            <text:p><text:s text:c="2"/></text:p>
          </table:table-cell>
          <table:table-cell table:formula="of:=COUNTIF([.D23:.AJ23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0.003294769" calcext:value-type="float">
            <text:p>0,003294769</text:p>
          </table:table-cell>
          <table:table-cell table:formula="of:=IF([.E23]=[.E25];CONCATENATE(&quot;\bf{$&quot;;ROUND([.E23];redondeo);&quot;$}&quot;);CONCATENATE(&quot;$&quot;;ROUND([.E23];redondeo);&quot;$&quot;))" office:value-type="string" office:string-value="$0,0033$" calcext:value-type="string">
            <text:p>$0,0033$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43137" calcext:value-type="float">
            <text:p>13,43137</text:p>
          </table:table-cell>
          <table:table-cell table:formula="of:=IF([.H23]=[.H25];CONCATENATE(&quot;\bf{$&quot;;ROUND([.H23];redondeo);&quot;$}&quot;);CONCATENATE(&quot;$&quot;;ROUND([.H23];redondeo);&quot;$&quot;))" office:value-type="string" office:string-value="$13,4314$" calcext:value-type="string">
            <text:p>$13,4314$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64883" calcext:value-type="float">
            <text:p>3,664883</text:p>
          </table:table-cell>
          <table:table-cell table:formula="of:=IF([.K23]=[.K25];CONCATENATE(&quot;\bf{$&quot;;ROUND([.K23];redondeo);&quot;$}&quot;);CONCATENATE(&quot;$&quot;;ROUND([.K23];redondeo);&quot;$&quot;))" office:value-type="string" office:string-value="$3,6649$" calcext:value-type="string">
            <text:p>$3,6649$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65291" calcext:value-type="float">
            <text:p>2,765291</text:p>
          </table:table-cell>
          <table:table-cell table:formula="of:=IF([.N23]=[.N25];CONCATENATE(&quot;\bf{$&quot;;ROUND([.N23];redondeo);&quot;$}&quot;);CONCATENATE(&quot;$&quot;;ROUND([.N23];redondeo);&quot;$&quot;))" office:value-type="string" office:string-value="$2,7653$" calcext:value-type="string">
            <text:p>$2,7653$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10.33604" calcext:value-type="float">
            <text:p>-10,33604</text:p>
          </table:table-cell>
          <table:table-cell table:formula="of:=IF([.Q23]=[.Q25];CONCATENATE(&quot;\bf{$&quot;;ROUND([.Q23];redondeo);&quot;$}&quot;);CONCATENATE(&quot;$&quot;;ROUND([.Q23];redondeo);&quot;$&quot;))" office:value-type="string" office:string-value="$-10,336$" calcext:value-type="string">
            <text:p>$-10,336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3]=[.T25];CONCATENATE(&quot;\bf{$&quot;;ROUND([.T23];2);&quot;$}&quot;);CONCATENATE(&quot;$&quot;;ROUND([.T23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0.9452712" calcext:value-type="float">
            <text:p>0,945</text:p>
          </table:table-cell>
          <table:table-cell table:formula="of:=IF([.W23]=[.W25];CONCATENATE(&quot;\bf{$&quot;;ROUND([.W23];redondeo);&quot;$}&quot;);CONCATENATE(&quot;$&quot;;ROUND([.W23];redondeo);&quot;$&quot;))" office:value-type="string" office:string-value="\bf{$0,9453$}" calcext:value-type="string">
            <text:p>\bf{$0,9453$}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662356" calcext:value-type="float">
            <text:p>0,8662356</text:p>
          </table:table-cell>
          <table:table-cell table:formula="of:=IF([.Z23]=[.Z25];CONCATENATE(&quot;\bf{$&quot;;ROUND([.Z23];redondeo);&quot;$}&quot;);CONCATENATE(&quot;$&quot;;ROUND([.Z23];redondeo);&quot;$&quot;))" office:value-type="string" office:string-value="$0,8662$" calcext:value-type="string">
            <text:p>$0,8662$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4.28392" calcext:value-type="float">
            <text:p>34,28392</text:p>
          </table:table-cell>
          <table:table-cell table:formula="of:=IF([.AC23]=[.AC25];CONCATENATE(&quot;\bf{$&quot;;ROUND([.AC23];redondeo);&quot;$}&quot;);CONCATENATE(&quot;$&quot;;ROUND([.AC23];redondeo);&quot;$&quot;))" office:value-type="string" office:string-value="\bf{$34,2839$}" calcext:value-type="string">
            <text:p>\bf{$34,2839$}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50.82789" calcext:value-type="float">
            <text:p>50,82789</text:p>
          </table:table-cell>
          <table:table-cell table:formula="of:=IF([.AF23]=[.AF25];CONCATENATE(&quot;\bf{$&quot;;ROUND([.AF23];redondeo);&quot;$}&quot;);CONCATENATE(&quot;$&quot;;ROUND([.AF23];redondeo);&quot;$&quot;))" office:value-type="string" office:string-value="$50,8279$" calcext:value-type="string">
            <text:p>$50,8279$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7.43732" calcext:value-type="float">
            <text:p>37,43732</text:p>
          </table:table-cell>
          <table:table-cell table:formula="of:=IF([.AI23]=[.AI25];CONCATENATE(&quot;\bf{$&quot;;ROUND([.AI23];redondeo);&quot;$}&quot;);CONCATENATE(&quot;$&quot;;ROUND([.AI23];redondeo);&quot;$&quot;))" office:value-type="string" office:string-value="$37,4373$" calcext:value-type="string">
            <text:p>$37,4373$</text:p>
          </table:table-cell>
          <table:table-cell table:formula="of:=CONCATENATE([.AL23];[.AM23];[.AN23];[.AO23];[.AR23];[.AS23];[.AT23];[.AU23];[.AV23];&quot;\\&quot;)" office:value-type="string" office:string-value="$0,0033$ &amp; $13,4314$ &amp; $3,6649$ &amp; $2,7653$ &amp; \bf{$0,9453$} &amp; $0,8662$ &amp; \bf{$34,2839$} &amp; $50,8279$ &amp; $37,4373$ &amp; \\" calcext:value-type="string">
            <text:p>$0,0033$ &amp; $13,4314$ &amp; $3,6649$ &amp; $2,7653$ &amp; \bf{$0,9453$} &amp; $0,8662$ &amp; \bf{$34,2839$} &amp; $50,8279$ &amp; $37,4373$ &amp; \\</text:p>
          </table:table-cell>
          <table:table-cell table:formula="of:=CONCATENATE([.F23];&quot; &amp; &quot;)" office:value-type="string" office:string-value="$0,0033$ &amp; " calcext:value-type="string">
            <text:p>$0,0033$ &amp; </text:p>
          </table:table-cell>
          <table:table-cell table:formula="of:=CONCATENATE([.I23];&quot; &amp; &quot;)" office:value-type="string" office:string-value="$13,4314$ &amp; " calcext:value-type="string">
            <text:p>$13,4314$ &amp; </text:p>
          </table:table-cell>
          <table:table-cell table:formula="of:=CONCATENATE([.L23];&quot; &amp; &quot;)" office:value-type="string" office:string-value="$3,6649$ &amp; " calcext:value-type="string">
            <text:p>$3,6649$ &amp; </text:p>
          </table:table-cell>
          <table:table-cell table:formula="of:=CONCATENATE([.O23];&quot; &amp; &quot;)" office:value-type="string" office:string-value="$2,7653$ &amp; " calcext:value-type="string">
            <text:p>$2,7653$ &amp; </text:p>
          </table:table-cell>
          <table:table-cell table:formula="of:=CONCATENATE([.R23];&quot; &amp; &quot;)" office:value-type="string" office:string-value="$-10,336$ &amp; " calcext:value-type="string">
            <text:p>$-10,336$ &amp; </text:p>
          </table:table-cell>
          <table:table-cell office:value-type="string" calcext:value-type="string">
            <text:p>N/A &amp;</text:p>
          </table:table-cell>
          <table:table-cell table:formula="of:=CONCATENATE([.X23];&quot; &amp; &quot;)" office:value-type="string" office:string-value="\bf{$0,9453$} &amp; " calcext:value-type="string">
            <text:p>\bf{$0,9453$} &amp; </text:p>
          </table:table-cell>
          <table:table-cell table:formula="of:=CONCATENATE([.AA23];&quot; &amp; &quot;)" office:value-type="string" office:string-value="$0,8662$ &amp; " calcext:value-type="string">
            <text:p>$0,8662$ &amp; </text:p>
          </table:table-cell>
          <table:table-cell table:formula="of:=CONCATENATE([.AD23];&quot; &amp; &quot;)" office:value-type="string" office:string-value="\bf{$34,2839$} &amp; " calcext:value-type="string">
            <text:p>\bf{$34,2839$} &amp; </text:p>
          </table:table-cell>
          <table:table-cell table:formula="of:=CONCATENATE([.AG23];&quot; &amp; &quot;)" office:value-type="string" office:string-value="$50,8279$ &amp; " calcext:value-type="string">
            <text:p>$50,8279$ &amp; </text:p>
          </table:table-cell>
          <table:table-cell table:formula="of:=CONCATENATE([.AJ23];&quot; &amp; &quot;)" office:value-type="string" office:string-value="$37,4373$ &amp; " calcext:value-type="string">
            <text:p>$37,4373$ &amp; </text:p>
          </table:table-cell>
        </table:table-row>
        <table:table-row table:style-name="ro1">
          <table:table-cell office:value-type="string" calcext:value-type="string">
            <text:p><text:s/>@vrivas THETA NO CONCURSO </text:p>
          </table:table-cell>
          <table:table-cell office:value-type="string" calcext:value-type="string">
            <text:p><text:s text:c="2"/></text:p>
          </table:table-cell>
          <table:table-cell table:formula="of:=COUNTIF([.D24:.AJ24];&quot;MIN&quot;)" office:value-type="float" office:value="0" calcext:value-type="float">
            <text:p>0</text:p>
          </table:table-cell>
          <table:table-cell office:value-type="string" calcext:value-type="string">
            <text:p><text:s/>ME</text:p>
          </table:table-cell>
          <table:table-cell table:style-name="Default" office:value-type="float" office:value="-0.003932046" calcext:value-type="float">
            <text:p>-0,003932046</text:p>
          </table:table-cell>
          <table:table-cell table:formula="of:=IF([.E24]=[.E25];CONCATENATE(&quot;\bf{$&quot;;ROUND([.E24];redondeo);&quot;$}&quot;);CONCATENATE(&quot;$&quot;;ROUND([.E24];redondeo);&quot;$&quot;))" office:value-type="string" office:string-value="\bf{$-0,0039$}" calcext:value-type="string">
            <text:p>\bf{$-0,0039$}</text:p>
          </table:table-cell>
          <table:table-cell office:value-type="string" calcext:value-type="string">
            <text:p><text:s/>MSE</text:p>
          </table:table-cell>
          <table:table-cell table:style-name="Default" office:value-type="float" office:value="13.09898" calcext:value-type="float">
            <text:p>13,09898</text:p>
          </table:table-cell>
          <table:table-cell table:formula="of:=IF([.H24]=[.H25];CONCATENATE(&quot;\bf{$&quot;;ROUND([.H24];redondeo);&quot;$}&quot;);CONCATENATE(&quot;$&quot;;ROUND([.H24];redondeo);&quot;$&quot;))" office:value-type="string" office:string-value="\bf{$13,099$}" calcext:value-type="string">
            <text:p>\bf{$13,099$}</text:p>
          </table:table-cell>
          <table:table-cell office:value-type="string" calcext:value-type="string">
            <text:p><text:s/>RMSE</text:p>
          </table:table-cell>
          <table:table-cell table:style-name="Default" office:value-type="float" office:value="3.619251" calcext:value-type="float">
            <text:p>3,619251</text:p>
          </table:table-cell>
          <table:table-cell table:formula="of:=IF([.K24]=[.K25];CONCATENATE(&quot;\bf{$&quot;;ROUND([.K24];redondeo);&quot;$}&quot;);CONCATENATE(&quot;$&quot;;ROUND([.K24];redondeo);&quot;$&quot;))" office:value-type="string" office:string-value="\bf{$3,6193$}" calcext:value-type="string">
            <text:p>\bf{$3,6193$}</text:p>
          </table:table-cell>
          <table:table-cell office:value-type="string" calcext:value-type="string">
            <text:p><text:s/>MAE mean</text:p>
          </table:table-cell>
          <table:table-cell table:style-name="Default" office:value-type="float" office:value="2.719347" calcext:value-type="float">
            <text:p>2,719347</text:p>
          </table:table-cell>
          <table:table-cell table:formula="of:=IF([.N24]=[.N25];CONCATENATE(&quot;\bf{$&quot;;ROUND([.N24];redondeo);&quot;$}&quot;);CONCATENATE(&quot;$&quot;;ROUND([.N24];redondeo);&quot;$&quot;))" office:value-type="string" office:string-value="\bf{$2,7193$}" calcext:value-type="string">
            <text:p>\bf{$2,7193$}</text:p>
          </table:table-cell>
          <table:table-cell office:value-type="string" calcext:value-type="string">
            <text:p><text:s/>MPE</text:p>
          </table:table-cell>
          <table:table-cell table:style-name="Default" office:value-type="float" office:value="-7.85828" calcext:value-type="float">
            <text:p>-7,85828</text:p>
          </table:table-cell>
          <table:table-cell table:formula="of:=IF([.Q24]=[.Q25];CONCATENATE(&quot;\bf{$&quot;;ROUND([.Q24];redondeo);&quot;$}&quot;);CONCATENATE(&quot;$&quot;;ROUND([.Q24];redondeo);&quot;$&quot;))" office:value-type="string" office:string-value="$-7,8583$" calcext:value-type="string">
            <text:p>$-7,8583$</text:p>
          </table:table-cell>
          <table:table-cell office:value-type="string" calcext:value-type="string">
            <text:p><text:s/>MAPE (recalculado)</text:p>
          </table:table-cell>
          <table:table-cell table:style-name="Default"/>
          <table:table-cell table:formula="of:=IF([.T24]=[.T25];CONCATENATE(&quot;\bf{$&quot;;ROUND([.T24];2);&quot;$}&quot;);CONCATENATE(&quot;$&quot;;ROUND([.T24];2);&quot;$&quot;))" office:value-type="string" office:string-value="\bf{$0$}" calcext:value-type="string">
            <text:p>\bf{$0$}</text:p>
          </table:table-cell>
          <table:table-cell office:value-type="string" calcext:value-type="string">
            <text:p><text:s/>MASE (recalculado)</text:p>
          </table:table-cell>
          <table:table-cell office:value-type="float" office:value="1.006933" calcext:value-type="float">
            <text:p>1,007</text:p>
          </table:table-cell>
          <table:table-cell table:formula="of:=IF([.W24]=[.W25];CONCATENATE(&quot;\bf{$&quot;;ROUND([.W24];redondeo);&quot;$}&quot;);CONCATENATE(&quot;$&quot;;ROUND([.W24];redondeo);&quot;$&quot;))" office:value-type="string" office:string-value="$1,0069$" calcext:value-type="string">
            <text:p>$1,0069$</text:p>
          </table:table-cell>
          <table:table-cell office:value-type="string" calcext:value-type="string">
            <text:p><text:s/>MdAE</text:p>
          </table:table-cell>
          <table:table-cell table:style-name="Default" office:value-type="float" office:value="0.8518435" calcext:value-type="float">
            <text:p>0,8518435</text:p>
          </table:table-cell>
          <table:table-cell table:formula="of:=IF([.Z24]=[.Z25];CONCATENATE(&quot;\bf{$&quot;;ROUND([.Z24];redondeo);&quot;$}&quot;);CONCATENATE(&quot;$&quot;;ROUND([.Z24];redondeo);&quot;$&quot;))" office:value-type="string" office:string-value="\bf{$0,8518$}" calcext:value-type="string">
            <text:p>\bf{$0,8518$}</text:p>
          </table:table-cell>
          <table:table-cell office:value-type="string" calcext:value-type="string">
            <text:p><text:s/>MdAPE</text:p>
          </table:table-cell>
          <table:table-cell table:style-name="Default" office:value-type="float" office:value="35.01331" calcext:value-type="float">
            <text:p>35,01331</text:p>
          </table:table-cell>
          <table:table-cell table:formula="of:=IF([.AC24]=[.AC25];CONCATENATE(&quot;\bf{$&quot;;ROUND([.AC24];redondeo);&quot;$}&quot;);CONCATENATE(&quot;$&quot;;ROUND([.AC24];redondeo);&quot;$&quot;))" office:value-type="string" office:string-value="$35,0133$" calcext:value-type="string">
            <text:p>$35,0133$</text:p>
          </table:table-cell>
          <table:table-cell office:value-type="string" calcext:value-type="string">
            <text:p><text:s/>sMAPE(%)</text:p>
          </table:table-cell>
          <table:table-cell table:style-name="Default" office:value-type="float" office:value="49.44564" calcext:value-type="float">
            <text:p>49,44564</text:p>
          </table:table-cell>
          <table:table-cell table:formula="of:=IF([.AF24]=[.AF25];CONCATENATE(&quot;\bf{$&quot;;ROUND([.AF24];redondeo);&quot;$}&quot;);CONCATENATE(&quot;$&quot;;ROUND([.AF24];redondeo);&quot;$&quot;))" office:value-type="string" office:string-value="\bf{$49,4456$}" calcext:value-type="string">
            <text:p>\bf{$49,4456$}</text:p>
          </table:table-cell>
          <table:table-cell office:value-type="string" calcext:value-type="string">
            <text:p><text:s/>sMdAPE(%)</text:p>
          </table:table-cell>
          <table:table-cell table:style-name="Default" office:value-type="float" office:value="36.08107" calcext:value-type="float">
            <text:p>36,08107</text:p>
          </table:table-cell>
          <table:table-cell table:formula="of:=IF([.AI24]=[.AI25];CONCATENATE(&quot;\bf{$&quot;;ROUND([.AI24];redondeo);&quot;$}&quot;);CONCATENATE(&quot;$&quot;;ROUND([.AI24];redondeo);&quot;$&quot;))" office:value-type="string" office:string-value="$36,0811$" calcext:value-type="string">
            <text:p>$36,0811$</text:p>
          </table:table-cell>
          <table:table-cell table:formula="of:=CONCATENATE([.AL24];[.AM24];[.AN24];[.AO24];[.AR24];[.AS24];[.AT24];[.AU24];[.AV24];&quot;\\&quot;)" office:value-type="string" office:string-value="\bf{$-0,0039$} &amp; \bf{$13,099$} &amp; \bf{$3,6193$} &amp; \bf{$2,7193$} &amp; $1,0069$ &amp; \bf{$0,8518$} &amp; $35,0133$ &amp; \bf{$49,4456$} &amp; $36,0811$ &amp; \\" calcext:value-type="string">
            <text:p>\bf{$-0,0039$} &amp; \bf{$13,099$} &amp; \bf{$3,6193$} &amp; \bf{$2,7193$} &amp; $1,0069$ &amp; \bf{$0,8518$} &amp; $35,0133$ &amp; \bf{$49,4456$} &amp; $36,0811$ &amp; \\</text:p>
          </table:table-cell>
          <table:table-cell table:formula="of:=CONCATENATE([.F24];&quot; &amp; &quot;)" office:value-type="string" office:string-value="\bf{$-0,0039$} &amp; " calcext:value-type="string">
            <text:p>\bf{$-0,0039$} &amp; </text:p>
          </table:table-cell>
          <table:table-cell table:formula="of:=CONCATENATE([.I24];&quot; &amp; &quot;)" office:value-type="string" office:string-value="\bf{$13,099$} &amp; " calcext:value-type="string">
            <text:p>\bf{$13,099$} &amp; </text:p>
          </table:table-cell>
          <table:table-cell table:formula="of:=CONCATENATE([.L24];&quot; &amp; &quot;)" office:value-type="string" office:string-value="\bf{$3,6193$} &amp; " calcext:value-type="string">
            <text:p>\bf{$3,6193$} &amp; </text:p>
          </table:table-cell>
          <table:table-cell table:formula="of:=CONCATENATE([.O24];&quot; &amp; &quot;)" office:value-type="string" office:string-value="\bf{$2,7193$} &amp; " calcext:value-type="string">
            <text:p>\bf{$2,7193$} &amp; </text:p>
          </table:table-cell>
          <table:table-cell table:formula="of:=CONCATENATE([.R24];&quot; &amp; &quot;)" office:value-type="string" office:string-value="$-7,8583$ &amp; " calcext:value-type="string">
            <text:p>$-7,8583$ &amp; </text:p>
          </table:table-cell>
          <table:table-cell office:value-type="string" calcext:value-type="string">
            <text:p>N/A &amp;</text:p>
          </table:table-cell>
          <table:table-cell table:formula="of:=CONCATENATE([.X24];&quot; &amp; &quot;)" office:value-type="string" office:string-value="$1,0069$ &amp; " calcext:value-type="string">
            <text:p>$1,0069$ &amp; </text:p>
          </table:table-cell>
          <table:table-cell table:formula="of:=CONCATENATE([.AA24];&quot; &amp; &quot;)" office:value-type="string" office:string-value="\bf{$0,8518$} &amp; " calcext:value-type="string">
            <text:p>\bf{$0,8518$} &amp; </text:p>
          </table:table-cell>
          <table:table-cell table:formula="of:=CONCATENATE([.AD24];&quot; &amp; &quot;)" office:value-type="string" office:string-value="$35,0133$ &amp; " calcext:value-type="string">
            <text:p>$35,0133$ &amp; </text:p>
          </table:table-cell>
          <table:table-cell table:formula="of:=CONCATENATE([.AG24];&quot; &amp; &quot;)" office:value-type="string" office:string-value="\bf{$49,4456$} &amp; " calcext:value-type="string">
            <text:p>\bf{$49,4456$} &amp; </text:p>
          </table:table-cell>
          <table:table-cell table:formula="of:=CONCATENATE([.AJ24];&quot; &amp; &quot;)" office:value-type="string" office:string-value="$36,0811$ &amp; " calcext:value-type="string">
            <text:p>$36,0811$ &amp; </text:p>
          </table:table-cell>
        </table:table-row>
        <table:table-row table:style-name="ro1">
          <table:table-cell table:number-columns-repeated="4"/>
          <table:table-cell table:style-name="Default" table:formula="of:=MIN([.E21:.E24])" office:value-type="float" office:value="-0.003932046" calcext:value-type="float">
            <text:p>-0,003932046</text:p>
          </table:table-cell>
          <table:table-cell table:number-columns-repeated="2"/>
          <table:table-cell table:style-name="Default" table:formula="of:=MIN([.H21:.H24])" office:value-type="float" office:value="13.09898" calcext:value-type="float">
            <text:p>13,09898</text:p>
          </table:table-cell>
          <table:table-cell table:number-columns-repeated="2"/>
          <table:table-cell table:style-name="Default" table:formula="of:=MIN([.K21:.K24])" office:value-type="float" office:value="3.619251" calcext:value-type="float">
            <text:p>3,619251</text:p>
          </table:table-cell>
          <table:table-cell table:number-columns-repeated="2"/>
          <table:table-cell table:style-name="Default" table:formula="of:=MIN([.N21:.N24])" office:value-type="float" office:value="2.719347" calcext:value-type="float">
            <text:p>2,719347</text:p>
          </table:table-cell>
          <table:table-cell table:number-columns-repeated="2"/>
          <table:table-cell table:style-name="Default" table:formula="of:=MIN([.Q21:.Q24])" office:value-type="float" office:value="-14.51615" calcext:value-type="float">
            <text:p>-14,51615</text:p>
          </table:table-cell>
          <table:table-cell table:number-columns-repeated="2"/>
          <table:table-cell table:style-name="Default" table:formula="of:=MIN([.T21:.T24])" office:value-type="float" office:value="0" calcext:value-type="float">
            <text:p>0</text:p>
          </table:table-cell>
          <table:table-cell table:number-columns-repeated="2"/>
          <table:table-cell table:style-name="Default" table:formula="of:=MIN([.W21:.W24])" office:value-type="float" office:value="0.9452712" calcext:value-type="float">
            <text:p>0,9452712</text:p>
          </table:table-cell>
          <table:table-cell table:number-columns-repeated="2"/>
          <table:table-cell table:style-name="Default" table:formula="of:=MIN([.Z21:.Z24])" office:value-type="float" office:value="0.8518435" calcext:value-type="float">
            <text:p>0,8518435</text:p>
          </table:table-cell>
          <table:table-cell table:number-columns-repeated="2"/>
          <table:table-cell table:style-name="Default" table:formula="of:=MIN([.AC21:.AC24])" office:value-type="float" office:value="34.28392" calcext:value-type="float">
            <text:p>34,28392</text:p>
          </table:table-cell>
          <table:table-cell table:number-columns-repeated="2"/>
          <table:table-cell table:style-name="Default" table:formula="of:=MIN([.AF21:.AF24])" office:value-type="float" office:value="49.44564" calcext:value-type="float">
            <text:p>49,44564</text:p>
          </table:table-cell>
          <table:table-cell table:number-columns-repeated="2"/>
          <table:table-cell table:style-name="Default" table:formula="of:=MIN([.AI21:.AI24])" office:value-type="float" office:value="35.82432" calcext:value-type="float">
            <text:p>35,82432</text:p>
          </table:table-cell>
          <table:table-cell table:number-columns-repeated="13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2"/>
          <table:table-cell table:number-columns-repeated="23"/>
        </table:table-row>
        <table:table-row table:style-name="ro1" table:number-rows-repeated="2">
          <table:table-cell table:number-columns-repeated="48"/>
        </table:table-row>
        <table:table-row table:style-name="ro1" table:number-rows-repeated="20">
          <table:table-cell table:number-columns-repeated="3"/>
          <table:table-cell table:style-name="Default" table:number-columns-repeated="33"/>
          <table:table-cell table:number-columns-repeated="12"/>
        </table:table-row>
        <table:table-row table:style-name="ro1" table:number-rows-repeated="1048524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>
        <table:named-range table:name="redondeo" table:base-cell-address="$'resultados.horizonte.no-concurso.1'.$B$1" table:cell-range-address="$'resultados.horizonte.no-concurso.1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1" number:min-integer-digits="1"/>
    </number:number-style>
    <number:number-style style:name="N104">
      <number:number number:decimal-places="3" number:min-integer-digits="1"/>
    </number:number-style>
    <number:number-style style:name="N105">
      <number:number number:decimal-places="4"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8T17:30:14.876726000</dc:date>
    <meta:editing-duration>P1DT17H47M7S</meta:editing-duration>
    <meta:editing-cycles>8</meta:editing-cycles>
    <meta:generator>LibreOffice/4.4.4.3$MacOSX_X86_64 LibreOffice_project/2c39ebcf046445232b798108aa8a7e7d89552ea8</meta:generator>
    <meta:document-statistic meta:table-count="1" meta:cell-count="850" meta:object-count="0"/>
  </office:meta>
</office:document-meta>
</file>